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597T1385" table:style-name="ta1">
        <table:shapes>
          <draw:frame draw:z-index="0" draw:style-name="gr1" draw:text-style-name="P1" svg:width="15.999cm" svg:height="8.999cm" svg:x="7.206cm" svg:y="4.164cm">
            <draw:object draw:notify-on-update-of-ranges="M597T1385.A2:M597T1385.A51 M597T1385.B2:M597T1385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636574.5668" calcext:value-type="float">
            <text:p>636574,56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017.0021" calcext:value-type="float">
            <text:p>112017,0021</text:p>
          </table:table-cell>
          <table:table-cell office:value-type="float" office:value="886.48" calcext:value-type="float">
            <text:p>886,48</text:p>
          </table:table-cell>
          <table:table-cell table:number-columns-repeated="4"/>
        </table:table-row>
        <table:table-row table:style-name="ro1">
          <table:table-cell office:value-type="float" office:value="1032066.147" calcext:value-type="float">
            <text:p>1032066,147</text:p>
          </table:table-cell>
          <table:table-cell office:value-type="float" office:value="1421.28" calcext:value-type="float">
            <text:p>1421,28</text:p>
          </table:table-cell>
          <table:table-cell table:number-columns-repeated="4"/>
        </table:table-row>
        <table:table-row table:style-name="ro1">
          <table:table-cell office:value-type="float" office:value="1398943.231" calcext:value-type="float">
            <text:p>1398943,231</text:p>
          </table:table-cell>
          <table:table-cell office:value-type="float" office:value="2139.78" calcext:value-type="float">
            <text:p>2139,78</text:p>
          </table:table-cell>
          <table:table-cell table:number-columns-repeated="4"/>
        </table:table-row>
        <table:table-row table:style-name="ro1">
          <table:table-cell office:value-type="float" office:value="7577007.428" calcext:value-type="float">
            <text:p>7577007,428</text:p>
          </table:table-cell>
          <table:table-cell office:value-type="float" office:value="2865.6" calcext:value-type="float">
            <text:p>2865,6</text:p>
          </table:table-cell>
          <table:table-cell table:number-columns-repeated="4"/>
        </table:table-row>
        <table:table-row table:style-name="ro1">
          <table:table-cell office:value-type="float" office:value="929684.755" calcext:value-type="float">
            <text:p>929684,7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3150.0968" calcext:value-type="float">
            <text:p>493150,0968</text:p>
          </table:table-cell>
          <table:table-cell office:value-type="float" office:value="715.54" calcext:value-type="float">
            <text:p>715,54</text:p>
          </table:table-cell>
          <table:table-cell table:number-columns-repeated="4"/>
        </table:table-row>
        <table:table-row table:style-name="ro1">
          <table:table-cell office:value-type="float" office:value="753445.1962" calcext:value-type="float">
            <text:p>753445,1962</text:p>
          </table:table-cell>
          <table:table-cell office:value-type="float" office:value="1444.6" calcext:value-type="float">
            <text:p>1444,6</text:p>
          </table:table-cell>
          <table:table-cell table:number-columns-repeated="4"/>
        </table:table-row>
        <table:table-row table:style-name="ro1">
          <table:table-cell office:value-type="float" office:value="3024920.827" calcext:value-type="float">
            <text:p>3024920,827</text:p>
          </table:table-cell>
          <table:table-cell office:value-type="float" office:value="2182.44" calcext:value-type="float">
            <text:p>2182,44</text:p>
          </table:table-cell>
          <table:table-cell table:number-columns-repeated="4"/>
        </table:table-row>
        <table:table-row table:style-name="ro1">
          <table:table-cell office:value-type="float" office:value="17986075.21" calcext:value-type="float">
            <text:p>17986075,21</text:p>
          </table:table-cell>
          <table:table-cell office:value-type="float" office:value="3114.87" calcext:value-type="float">
            <text:p>3114,87</text:p>
          </table:table-cell>
          <table:table-cell table:number-columns-repeated="4"/>
        </table:table-row>
        <table:table-row table:style-name="ro1">
          <table:table-cell office:value-type="float" office:value="206530.3313" calcext:value-type="float">
            <text:p>206530,3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2373.7772" calcext:value-type="float">
            <text:p>132373,7772</text:p>
          </table:table-cell>
          <table:table-cell office:value-type="float" office:value="141.31" calcext:value-type="float">
            <text:p>141,31</text:p>
          </table:table-cell>
          <table:table-cell table:number-columns-repeated="4"/>
        </table:table-row>
        <table:table-row table:style-name="ro1">
          <table:table-cell office:value-type="float" office:value="233720.8955" calcext:value-type="float">
            <text:p>233720,8955</text:p>
          </table:table-cell>
          <table:table-cell office:value-type="float" office:value="426.03" calcext:value-type="float">
            <text:p>426,03</text:p>
          </table:table-cell>
          <table:table-cell table:number-columns-repeated="4"/>
        </table:table-row>
        <table:table-row table:style-name="ro1">
          <table:table-cell office:value-type="float" office:value="58863.64703" calcext:value-type="float">
            <text:p>58863,64703</text:p>
          </table:table-cell>
          <table:table-cell office:value-type="float" office:value="569.44" calcext:value-type="float">
            <text:p>569,44</text:p>
          </table:table-cell>
          <table:table-cell table:number-columns-repeated="4"/>
        </table:table-row>
        <table:table-row table:style-name="ro1">
          <table:table-cell office:value-type="float" office:value="632620.661" calcext:value-type="float">
            <text:p>632620,661</text:p>
          </table:table-cell>
          <table:table-cell office:value-type="float" office:value="858.45" calcext:value-type="float">
            <text:p>858,45</text:p>
          </table:table-cell>
          <table:table-cell table:number-columns-repeated="4"/>
        </table:table-row>
        <table:table-row table:style-name="ro1">
          <table:table-cell office:value-type="float" office:value="473993.5576" calcext:value-type="float">
            <text:p>473993,55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7998.0264" calcext:value-type="float">
            <text:p>157998,0264</text:p>
          </table:table-cell>
          <table:table-cell office:value-type="float" office:value="141.35" calcext:value-type="float">
            <text:p>141,35</text:p>
          </table:table-cell>
          <table:table-cell table:number-columns-repeated="4"/>
        </table:table-row>
        <table:table-row table:style-name="ro1">
          <table:table-cell office:value-type="float" office:value="361380.7899" calcext:value-type="float">
            <text:p>361380,7899</text:p>
          </table:table-cell>
          <table:table-cell office:value-type="float" office:value="426.14" calcext:value-type="float">
            <text:p>426,14</text:p>
          </table:table-cell>
          <table:table-cell table:number-columns-repeated="4"/>
        </table:table-row>
        <table:table-row table:style-name="ro1">
          <table:table-cell office:value-type="float" office:value="194417.4189" calcext:value-type="float">
            <text:p>194417,4189</text:p>
          </table:table-cell>
          <table:table-cell office:value-type="float" office:value="569.6" calcext:value-type="float">
            <text:p>569,6</text:p>
          </table:table-cell>
          <table:table-cell table:number-columns-repeated="4"/>
        </table:table-row>
        <table:table-row table:style-name="ro1">
          <table:table-cell office:value-type="float" office:value="321891.6342" calcext:value-type="float">
            <text:p>321891,6342</text:p>
          </table:table-cell>
          <table:table-cell office:value-type="float" office:value="858.66" calcext:value-type="float">
            <text:p>858,66</text:p>
          </table:table-cell>
          <table:table-cell table:number-columns-repeated="4"/>
        </table:table-row>
        <table:table-row table:style-name="ro1">
          <table:table-cell office:value-type="float" office:value="3805868.762" calcext:value-type="float">
            <text:p>3805868,7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3177.726" calcext:value-type="float">
            <text:p>1093177,726</text:p>
          </table:table-cell>
          <table:table-cell office:value-type="float" office:value="1835.25" calcext:value-type="float">
            <text:p>1835,25</text:p>
          </table:table-cell>
          <table:table-cell table:number-columns-repeated="4"/>
        </table:table-row>
        <table:table-row table:style-name="ro1">
          <table:table-cell office:value-type="float" office:value="9564429.152" calcext:value-type="float">
            <text:p>9564429,152</text:p>
          </table:table-cell>
          <table:table-cell office:value-type="float" office:value="3324.01" calcext:value-type="float">
            <text:p>3324,01</text:p>
          </table:table-cell>
          <table:table-cell table:number-columns-repeated="4"/>
        </table:table-row>
        <table:table-row table:style-name="ro1">
          <table:table-cell office:value-type="float" office:value="12721705.42" calcext:value-type="float">
            <text:p>12721705,42</text:p>
          </table:table-cell>
          <table:table-cell office:value-type="float" office:value="4828.39" calcext:value-type="float">
            <text:p>4828,39</text:p>
          </table:table-cell>
          <table:table-cell table:number-columns-repeated="4"/>
        </table:table-row>
        <table:table-row table:style-name="ro1">
          <table:table-cell office:value-type="float" office:value="6356653.48" calcext:value-type="float">
            <text:p>6356653,48</text:p>
          </table:table-cell>
          <table:table-cell office:value-type="float" office:value="6348.39" calcext:value-type="float">
            <text:p>6348,39</text:p>
          </table:table-cell>
          <table:table-cell table:number-columns-repeated="4"/>
        </table:table-row>
        <table:table-row table:style-name="ro1">
          <table:table-cell office:value-type="float" office:value="1205536.397" calcext:value-type="float">
            <text:p>1205536,3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979890.339" calcext:value-type="float">
            <text:p>2979890,339</text:p>
          </table:table-cell>
          <table:table-cell office:value-type="float" office:value="1840.58" calcext:value-type="float">
            <text:p>1840,58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6172655.187" calcext:value-type="float">
            <text:p>6172655,187</text:p>
          </table:table-cell>
          <table:table-cell office:value-type="float" office:value="3335.25" calcext:value-type="float">
            <text:p>3335,2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4308353.75" calcext:value-type="float">
            <text:p>14308353,75</text:p>
          </table:table-cell>
          <table:table-cell office:value-type="float" office:value="4847.32" calcext:value-type="float">
            <text:p>4847,3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6237303.387" calcext:value-type="float">
            <text:p>6237303,387</text:p>
          </table:table-cell>
          <table:table-cell office:value-type="float" office:value="6377.29" calcext:value-type="float">
            <text:p>6377,2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600493.073" calcext:value-type="float">
            <text:p>1600493,0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913811.0011" calcext:value-type="float">
            <text:p>913811,0011</text:p>
          </table:table-cell>
          <table:table-cell office:value-type="float" office:value="1792.04" calcext:value-type="float">
            <text:p>1792,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512256.666" calcext:value-type="float">
            <text:p>2512256,666</text:p>
          </table:table-cell>
          <table:table-cell office:value-type="float" office:value="3247.8" calcext:value-type="float">
            <text:p>3247,8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7117406.191" calcext:value-type="float">
            <text:p>7117406,191</text:p>
          </table:table-cell>
          <table:table-cell office:value-type="float" office:value="4717.69" calcext:value-type="float">
            <text:p>4717,6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3492503.144" calcext:value-type="float">
            <text:p>3492503,144</text:p>
          </table:table-cell>
          <table:table-cell office:value-type="float" office:value="6576.39" calcext:value-type="float">
            <text:p>6576,3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93402.00609" calcext:value-type="float">
            <text:p>93402,006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81062.97136" calcext:value-type="float">
            <text:p>81062,97136</text:p>
          </table:table-cell>
          <table:table-cell office:value-type="float" office:value="436.1" calcext:value-type="float">
            <text:p>436,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72647.2481" calcext:value-type="float">
            <text:p>272647,2481</text:p>
          </table:table-cell>
          <table:table-cell office:value-type="float" office:value="729.63" calcext:value-type="float">
            <text:p>729,6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287386.268" calcext:value-type="float">
            <text:p>2287386,268</text:p>
          </table:table-cell>
          <table:table-cell office:value-type="float" office:value="1174.54" calcext:value-type="float">
            <text:p>1174,5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7485434.07" calcext:value-type="float">
            <text:p>7485434,07</text:p>
          </table:table-cell>
          <table:table-cell office:value-type="float" office:value="1474.12" calcext:value-type="float">
            <text:p>1474,1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722421.853" calcext:value-type="float">
            <text:p>1722421,8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603754.573" calcext:value-type="float">
            <text:p>1603754,573</text:p>
          </table:table-cell>
          <table:table-cell office:value-type="float" office:value="1858.2" calcext:value-type="float">
            <text:p>1858,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748643.938" calcext:value-type="float">
            <text:p>1748643,938</text:p>
          </table:table-cell>
          <table:table-cell office:value-type="float" office:value="3366.79" calcext:value-type="float">
            <text:p>3366,7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6949248.489" calcext:value-type="float">
            <text:p>6949248,489</text:p>
          </table:table-cell>
          <table:table-cell office:value-type="float" office:value="4892.52" calcext:value-type="float">
            <text:p>4892,5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8853782.34" calcext:value-type="float">
            <text:p>18853782,34</text:p>
          </table:table-cell>
          <table:table-cell office:value-type="float" office:value="6825.32" calcext:value-type="float">
            <text:p>6825,3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606613.5118" calcext:value-type="float">
            <text:p>606613,5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929956.5729" calcext:value-type="float">
            <text:p>929956,5729</text:p>
          </table:table-cell>
          <table:table-cell office:value-type="float" office:value="1858.22" calcext:value-type="float">
            <text:p>1858,2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3207049.025" calcext:value-type="float">
            <text:p>3207049,025</text:p>
          </table:table-cell>
          <table:table-cell office:value-type="float" office:value="3365.98" calcext:value-type="float">
            <text:p>3365,98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6487779.775" calcext:value-type="float">
            <text:p>6487779,775</text:p>
          </table:table-cell>
          <table:table-cell office:value-type="float" office:value="4890.09" calcext:value-type="float">
            <text:p>4890,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9368075.93" calcext:value-type="float">
            <text:p>19368075,93</text:p>
          </table:table-cell>
          <table:table-cell office:value-type="float" office:value="6819.07" calcext:value-type="float">
            <text:p>6819,07</text:p>
          </table:table-cell>
          <table:table-cell table:number-columns-repeated="2"/>
          <table:table-cell table:style-name="Default" table:number-columns-repeated="2"/>
        </table:table-row>
      </table:table>
      <table:table table:name="Feuille2" table:style-name="ta1">
        <table:shapes>
          <draw:frame draw:z-index="0" draw:style-name="gr1" draw:text-style-name="P1" svg:width="15.999cm" svg:height="8.999cm" svg:x="4.617cm" svg:y="0.1cm">
            <draw:object draw:notify-on-update-of-ranges="Feuille2.A1:Feuille2.A1 Feuille2.A2:Feuille2.A51 Feuille2.B1:Feuille2.B1 Feuille2.B2:Feuille2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607T248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89700.815" calcext:value-type="float">
            <text:p>1589700,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923.584" calcext:value-type="float">
            <text:p>1568923,584</text:p>
          </table:table-cell>
          <table:table-cell office:value-type="float" office:value="886.48" calcext:value-type="float">
            <text:p>886,48</text:p>
          </table:table-cell>
        </table:table-row>
        <table:table-row table:style-name="ro1">
          <table:table-cell office:value-type="float" office:value="824356.2818" calcext:value-type="float">
            <text:p>824356,2818</text:p>
          </table:table-cell>
          <table:table-cell office:value-type="float" office:value="1421.28" calcext:value-type="float">
            <text:p>1421,28</text:p>
          </table:table-cell>
        </table:table-row>
        <table:table-row table:style-name="ro1">
          <table:table-cell office:value-type="float" office:value="1814380.904" calcext:value-type="float">
            <text:p>1814380,904</text:p>
          </table:table-cell>
          <table:table-cell office:value-type="float" office:value="2139.78" calcext:value-type="float">
            <text:p>2139,78</text:p>
          </table:table-cell>
        </table:table-row>
        <table:table-row table:style-name="ro1">
          <table:table-cell office:value-type="float" office:value="1455035.229" calcext:value-type="float">
            <text:p>1455035,229</text:p>
          </table:table-cell>
          <table:table-cell office:value-type="float" office:value="2865.6" calcext:value-type="float">
            <text:p>2865,6</text:p>
          </table:table-cell>
        </table:table-row>
        <table:table-row table:style-name="ro1">
          <table:table-cell office:value-type="float" office:value="1809518.31" calcext:value-type="float">
            <text:p>1809518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060.767" calcext:value-type="float">
            <text:p>2360060,767</text:p>
          </table:table-cell>
          <table:table-cell office:value-type="float" office:value="715.54" calcext:value-type="float">
            <text:p>715,54</text:p>
          </table:table-cell>
        </table:table-row>
        <table:table-row table:style-name="ro1">
          <table:table-cell office:value-type="float" office:value="2531731.221" calcext:value-type="float">
            <text:p>2531731,221</text:p>
          </table:table-cell>
          <table:table-cell office:value-type="float" office:value="1444.6" calcext:value-type="float">
            <text:p>1444,6</text:p>
          </table:table-cell>
        </table:table-row>
        <table:table-row table:style-name="ro1">
          <table:table-cell office:value-type="float" office:value="1179545.035" calcext:value-type="float">
            <text:p>1179545,035</text:p>
          </table:table-cell>
          <table:table-cell office:value-type="float" office:value="2182.44" calcext:value-type="float">
            <text:p>2182,44</text:p>
          </table:table-cell>
        </table:table-row>
        <table:table-row table:style-name="ro1">
          <table:table-cell office:value-type="float" office:value="2122337.454" calcext:value-type="float">
            <text:p>2122337,454</text:p>
          </table:table-cell>
          <table:table-cell office:value-type="float" office:value="3114.87" calcext:value-type="float">
            <text:p>3114,87</text:p>
          </table:table-cell>
        </table:table-row>
        <table:table-row table:style-name="ro1">
          <table:table-cell office:value-type="float" office:value="631544.8498" calcext:value-type="float">
            <text:p>631544,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558.1" calcext:value-type="float">
            <text:p>1248558,1</text:p>
          </table:table-cell>
          <table:table-cell office:value-type="float" office:value="141.31" calcext:value-type="float">
            <text:p>141,31</text:p>
          </table:table-cell>
        </table:table-row>
        <table:table-row table:style-name="ro1">
          <table:table-cell office:value-type="float" office:value="2308363.266" calcext:value-type="float">
            <text:p>2308363,266</text:p>
          </table:table-cell>
          <table:table-cell office:value-type="float" office:value="426.03" calcext:value-type="float">
            <text:p>426,03</text:p>
          </table:table-cell>
        </table:table-row>
        <table:table-row table:style-name="ro1">
          <table:table-cell office:value-type="float" office:value="866497.2194" calcext:value-type="float">
            <text:p>866497,2194</text:p>
          </table:table-cell>
          <table:table-cell office:value-type="float" office:value="569.44" calcext:value-type="float">
            <text:p>569,44</text:p>
          </table:table-cell>
        </table:table-row>
        <table:table-row table:style-name="ro1">
          <table:table-cell office:value-type="float" office:value="2434644.285" calcext:value-type="float">
            <text:p>2434644,285</text:p>
          </table:table-cell>
          <table:table-cell office:value-type="float" office:value="858.45" calcext:value-type="float">
            <text:p>858,45</text:p>
          </table:table-cell>
        </table:table-row>
        <table:table-row table:style-name="ro1">
          <table:table-cell office:value-type="float" office:value="1840429.337" calcext:value-type="float">
            <text:p>1840429,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364.425" calcext:value-type="float">
            <text:p>1969364,425</text:p>
          </table:table-cell>
          <table:table-cell office:value-type="float" office:value="141.35" calcext:value-type="float">
            <text:p>141,35</text:p>
          </table:table-cell>
        </table:table-row>
        <table:table-row table:style-name="ro1">
          <table:table-cell office:value-type="float" office:value="1784192.849" calcext:value-type="float">
            <text:p>1784192,849</text:p>
          </table:table-cell>
          <table:table-cell office:value-type="float" office:value="426.14" calcext:value-type="float">
            <text:p>426,14</text:p>
          </table:table-cell>
        </table:table-row>
        <table:table-row table:style-name="ro1">
          <table:table-cell office:value-type="float" office:value="2316485.088" calcext:value-type="float">
            <text:p>2316485,088</text:p>
          </table:table-cell>
          <table:table-cell office:value-type="float" office:value="569.6" calcext:value-type="float">
            <text:p>569,6</text:p>
          </table:table-cell>
        </table:table-row>
        <table:table-row table:style-name="ro1">
          <table:table-cell office:value-type="float" office:value="1631450.883" calcext:value-type="float">
            <text:p>1631450,883</text:p>
          </table:table-cell>
          <table:table-cell office:value-type="float" office:value="858.66" calcext:value-type="float">
            <text:p>858,66</text:p>
          </table:table-cell>
        </table:table-row>
        <table:table-row table:style-name="ro1">
          <table:table-cell office:value-type="float" office:value="1848794.603" calcext:value-type="float">
            <text:p>1848794,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177.1965" calcext:value-type="float">
            <text:p>852177,1965</text:p>
          </table:table-cell>
          <table:table-cell office:value-type="float" office:value="1835.25" calcext:value-type="float">
            <text:p>1835,25</text:p>
          </table:table-cell>
        </table:table-row>
        <table:table-row table:style-name="ro1">
          <table:table-cell office:value-type="float" office:value="1230495.667" calcext:value-type="float">
            <text:p>1230495,667</text:p>
          </table:table-cell>
          <table:table-cell office:value-type="float" office:value="3324.01" calcext:value-type="float">
            <text:p>3324,01</text:p>
          </table:table-cell>
        </table:table-row>
        <table:table-row table:style-name="ro1">
          <table:table-cell office:value-type="float" office:value="1952513.77" calcext:value-type="float">
            <text:p>1952513,77</text:p>
          </table:table-cell>
          <table:table-cell office:value-type="float" office:value="4828.39" calcext:value-type="float">
            <text:p>4828,39</text:p>
          </table:table-cell>
        </table:table-row>
        <table:table-row table:style-name="ro1">
          <table:table-cell office:value-type="float" office:value="1085684.757" calcext:value-type="float">
            <text:p>1085684,757</text:p>
          </table:table-cell>
          <table:table-cell office:value-type="float" office:value="6348.39" calcext:value-type="float">
            <text:p>6348,39</text:p>
          </table:table-cell>
        </table:table-row>
        <table:table-row table:style-name="ro1">
          <table:table-cell office:value-type="float" office:value="2225344.653" calcext:value-type="float">
            <text:p>2225344,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660.908" calcext:value-type="float">
            <text:p>1386660,908</text:p>
          </table:table-cell>
          <table:table-cell office:value-type="float" office:value="1840.58" calcext:value-type="float">
            <text:p>1840,58</text:p>
          </table:table-cell>
        </table:table-row>
        <table:table-row table:style-name="ro1">
          <table:table-cell office:value-type="float" office:value="563521.364" calcext:value-type="float">
            <text:p>563521,364</text:p>
          </table:table-cell>
          <table:table-cell office:value-type="float" office:value="3335.25" calcext:value-type="float">
            <text:p>3335,25</text:p>
          </table:table-cell>
        </table:table-row>
        <table:table-row table:style-name="ro1">
          <table:table-cell office:value-type="float" office:value="2263601.659" calcext:value-type="float">
            <text:p>2263601,659</text:p>
          </table:table-cell>
          <table:table-cell office:value-type="float" office:value="4847.32" calcext:value-type="float">
            <text:p>4847,32</text:p>
          </table:table-cell>
        </table:table-row>
        <table:table-row table:style-name="ro1">
          <table:table-cell office:value-type="float" office:value="2560796.739" calcext:value-type="float">
            <text:p>2560796,739</text:p>
          </table:table-cell>
          <table:table-cell office:value-type="float" office:value="6377.29" calcext:value-type="float">
            <text:p>6377,29</text:p>
          </table:table-cell>
        </table:table-row>
        <table:table-row table:style-name="ro1">
          <table:table-cell office:value-type="float" office:value="1555578.231" calcext:value-type="float">
            <text:p>1555578,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692.759" calcext:value-type="float">
            <text:p>1979692,759</text:p>
          </table:table-cell>
          <table:table-cell office:value-type="float" office:value="1792.04" calcext:value-type="float">
            <text:p>1792,04</text:p>
          </table:table-cell>
        </table:table-row>
        <table:table-row table:style-name="ro1">
          <table:table-cell office:value-type="float" office:value="3776800.357" calcext:value-type="float">
            <text:p>3776800,357</text:p>
          </table:table-cell>
          <table:table-cell office:value-type="float" office:value="3247.8" calcext:value-type="float">
            <text:p>3247,8</text:p>
          </table:table-cell>
        </table:table-row>
        <table:table-row table:style-name="ro1">
          <table:table-cell office:value-type="float" office:value="1809255.623" calcext:value-type="float">
            <text:p>1809255,623</text:p>
          </table:table-cell>
          <table:table-cell office:value-type="float" office:value="4717.69" calcext:value-type="float">
            <text:p>4717,69</text:p>
          </table:table-cell>
        </table:table-row>
        <table:table-row table:style-name="ro1">
          <table:table-cell office:value-type="float" office:value="2145494.217" calcext:value-type="float">
            <text:p>2145494,217</text:p>
          </table:table-cell>
          <table:table-cell office:value-type="float" office:value="6576.39" calcext:value-type="float">
            <text:p>6576,39</text:p>
          </table:table-cell>
        </table:table-row>
        <table:table-row table:style-name="ro1">
          <table:table-cell office:value-type="float" office:value="1786053.797" calcext:value-type="float">
            <text:p>1786053,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862.196" calcext:value-type="float">
            <text:p>1123862,196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1">
          <table:table-cell office:value-type="float" office:value="2125183.201" calcext:value-type="float">
            <text:p>2125183,201</text:p>
          </table:table-cell>
          <table:table-cell office:value-type="float" office:value="729.63" calcext:value-type="float">
            <text:p>729,63</text:p>
          </table:table-cell>
        </table:table-row>
        <table:table-row table:style-name="ro1">
          <table:table-cell office:value-type="float" office:value="1173594.566" calcext:value-type="float">
            <text:p>1173594,566</text:p>
          </table:table-cell>
          <table:table-cell office:value-type="float" office:value="1174.54" calcext:value-type="float">
            <text:p>1174,54</text:p>
          </table:table-cell>
        </table:table-row>
        <table:table-row table:style-name="ro1">
          <table:table-cell office:value-type="float" office:value="1713858.54" calcext:value-type="float">
            <text:p>1713858,54</text:p>
          </table:table-cell>
          <table:table-cell office:value-type="float" office:value="1474.12" calcext:value-type="float">
            <text:p>1474,12</text:p>
          </table:table-cell>
        </table:table-row>
        <table:table-row table:style-name="ro1">
          <table:table-cell office:value-type="float" office:value="1944150.827" calcext:value-type="float">
            <text:p>1944150,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327.005" calcext:value-type="float">
            <text:p>2225327,005</text:p>
          </table:table-cell>
          <table:table-cell office:value-type="float" office:value="1858.2" calcext:value-type="float">
            <text:p>1858,2</text:p>
          </table:table-cell>
        </table:table-row>
        <table:table-row table:style-name="ro1">
          <table:table-cell office:value-type="float" office:value="2256709.385" calcext:value-type="float">
            <text:p>2256709,385</text:p>
          </table:table-cell>
          <table:table-cell office:value-type="float" office:value="3366.79" calcext:value-type="float">
            <text:p>3366,79</text:p>
          </table:table-cell>
        </table:table-row>
        <table:table-row table:style-name="ro1">
          <table:table-cell office:value-type="float" office:value="2125863.993" calcext:value-type="float">
            <text:p>2125863,993</text:p>
          </table:table-cell>
          <table:table-cell office:value-type="float" office:value="4892.52" calcext:value-type="float">
            <text:p>4892,52</text:p>
          </table:table-cell>
        </table:table-row>
        <table:table-row table:style-name="ro1">
          <table:table-cell office:value-type="float" office:value="1835762.547" calcext:value-type="float">
            <text:p>1835762,547</text:p>
          </table:table-cell>
          <table:table-cell office:value-type="float" office:value="6825.32" calcext:value-type="float">
            <text:p>6825,32</text:p>
          </table:table-cell>
        </table:table-row>
        <table:table-row table:style-name="ro1">
          <table:table-cell office:value-type="float" office:value="1267006.061" calcext:value-type="float">
            <text:p>1267006,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5982.442" calcext:value-type="float">
            <text:p>3465982,442</text:p>
          </table:table-cell>
          <table:table-cell office:value-type="float" office:value="1858.22" calcext:value-type="float">
            <text:p>1858,22</text:p>
          </table:table-cell>
        </table:table-row>
        <table:table-row table:style-name="ro1">
          <table:table-cell office:value-type="float" office:value="1838709.488" calcext:value-type="float">
            <text:p>1838709,488</text:p>
          </table:table-cell>
          <table:table-cell office:value-type="float" office:value="3365.98" calcext:value-type="float">
            <text:p>3365,98</text:p>
          </table:table-cell>
        </table:table-row>
        <table:table-row table:style-name="ro1">
          <table:table-cell office:value-type="float" office:value="1343295.476" calcext:value-type="float">
            <text:p>1343295,476</text:p>
          </table:table-cell>
          <table:table-cell office:value-type="float" office:value="4890.09" calcext:value-type="float">
            <text:p>4890,09</text:p>
          </table:table-cell>
        </table:table-row>
        <table:table-row table:style-name="ro1">
          <table:table-cell office:value-type="float" office:value="1076068.85" calcext:value-type="float">
            <text:p>1076068,85</text:p>
          </table:table-cell>
          <table:table-cell office:value-type="float" office:value="6819.07" calcext:value-type="float">
            <text:p>6819,07</text:p>
          </table:table-cell>
        </table:table-row>
      </table:table>
      <table:table table:name="M723T1320" table:style-name="ta1">
        <table:shapes>
          <draw:frame draw:z-index="0" draw:style-name="gr1" draw:text-style-name="P1" svg:width="15.999cm" svg:height="8.999cm" svg:x="21.302cm" svg:y="0.764cm">
            <draw:object draw:notify-on-update-of-ranges="M723T1320.A1:M723T1320.A1 M723T1320.A2:M723T1320.A51 M723T1320.D1:M723T1320.D1 M723T1320.D2:M723T1320.D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1.495cm" svg:y="9.822cm">
            <draw:object draw:notify-on-update-of-ranges="M723T1320.C1:M723T1320.C1 M723T1320.C2:M723T1320.C51 M723T1320.D1:M723T1320.D1 M723T1320.D2:M723T1320.D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723T13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7540.58377" calcext:value-type="float">
            <text:p>97540,58377</text:p>
          </table:table-cell>
          <table:table-cell office:value-type="float" office:value="0" calcext:value-type="float">
            <text:p>0</text:p>
          </table:table-cell>
          <table:table-cell table:formula="of:=([.A2] - MIN([.$A$2:.$A$51])) / (MAX([.$A$2:.$A$51]) - MIN([.$A$2:.$A$51]))" office:value-type="float" office:value="0.0085793612828827" calcext:value-type="float">
            <text:p>0,0085793612828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517.297" calcext:value-type="float">
            <text:p>1461517,297</text:p>
          </table:table-cell>
          <table:table-cell office:value-type="float" office:value="886.48" calcext:value-type="float">
            <text:p>886,48</text:p>
          </table:table-cell>
          <table:table-cell table:formula="of:=([.A3] - MIN([.$A$2:.$A$51])) / (MAX([.$A$2:.$A$51]) - MIN([.$A$2:.$A$51]))" office:value-type="float" office:value="0.128550439494106" calcext:value-type="float">
            <text:p>0,128550439494106</text:p>
          </table:table-cell>
          <table:table-cell office:value-type="float" office:value="886.48" calcext:value-type="float">
            <text:p>886,48</text:p>
          </table:table-cell>
        </table:table-row>
        <table:table-row table:style-name="ro1">
          <table:table-cell office:value-type="float" office:value="5754893.504" calcext:value-type="float">
            <text:p>5754893,504</text:p>
          </table:table-cell>
          <table:table-cell office:value-type="float" office:value="1421.28" calcext:value-type="float">
            <text:p>1421,28</text:p>
          </table:table-cell>
          <table:table-cell table:formula="of:=([.A4] - MIN([.$A$2:.$A$51])) / (MAX([.$A$2:.$A$51]) - MIN([.$A$2:.$A$51]))" office:value-type="float" office:value="0.506182233148744" calcext:value-type="float">
            <text:p>0,506182233148744</text:p>
          </table:table-cell>
          <table:table-cell office:value-type="float" office:value="1421.28" calcext:value-type="float">
            <text:p>1421,28</text:p>
          </table:table-cell>
        </table:table-row>
        <table:table-row table:style-name="ro1">
          <table:table-cell office:value-type="float" office:value="5303311.417" calcext:value-type="float">
            <text:p>5303311,417</text:p>
          </table:table-cell>
          <table:table-cell office:value-type="float" office:value="2139.78" calcext:value-type="float">
            <text:p>2139,78</text:p>
          </table:table-cell>
          <table:table-cell table:formula="of:=([.A5] - MIN([.$A$2:.$A$51])) / (MAX([.$A$2:.$A$51]) - MIN([.$A$2:.$A$51]))" office:value-type="float" office:value="0.466462500874159" calcext:value-type="float">
            <text:p>0,466462500874159</text:p>
          </table:table-cell>
          <table:table-cell office:value-type="float" office:value="2139.78" calcext:value-type="float">
            <text:p>2139,78</text:p>
          </table:table-cell>
        </table:table-row>
        <table:table-row table:style-name="ro1">
          <table:table-cell office:value-type="float" office:value="11369212.76" calcext:value-type="float">
            <text:p>11369212,76</text:p>
          </table:table-cell>
          <table:table-cell office:value-type="float" office:value="2865.6" calcext:value-type="float">
            <text:p>2865,6</text:p>
          </table:table-cell>
          <table:table-cell table:formula="of:=([.A6] - MIN([.$A$2:.$A$51])) / (MAX([.$A$2:.$A$51]) - MIN([.$A$2:.$A$51]))" office:value-type="float" office:value="1" calcext:value-type="float">
            <text:p>1</text:p>
          </table:table-cell>
          <table:table-cell office:value-type="float" office:value="2865.6" calcext:value-type="float">
            <text:p>2865,6</text:p>
          </table:table-cell>
        </table:table-row>
        <table:table-row table:style-name="ro1">
          <table:table-cell office:value-type="float" office:value="172065.3896" calcext:value-type="float">
            <text:p>172065,3896</text:p>
          </table:table-cell>
          <table:table-cell office:value-type="float" office:value="0" calcext:value-type="float">
            <text:p>0</text:p>
          </table:table-cell>
          <table:table-cell table:formula="of:=([.A7] - MIN([.$A$2:.$A$51])) / (MAX([.$A$2:.$A$51]) - MIN([.$A$2:.$A$51]))" office:value-type="float" office:value="0.0151343275240106" calcext:value-type="float">
            <text:p>0,015134327524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744.019" calcext:value-type="float">
            <text:p>1545744,019</text:p>
          </table:table-cell>
          <table:table-cell office:value-type="float" office:value="715.54" calcext:value-type="float">
            <text:p>715,54</text:p>
          </table:table-cell>
          <table:table-cell table:formula="of:=([.A8] - MIN([.$A$2:.$A$51])) / (MAX([.$A$2:.$A$51]) - MIN([.$A$2:.$A$51]))" office:value-type="float" office:value="0.135958755599891" calcext:value-type="float">
            <text:p>0,135958755599891</text:p>
          </table:table-cell>
          <table:table-cell office:value-type="float" office:value="715.54" calcext:value-type="float">
            <text:p>715,54</text:p>
          </table:table-cell>
        </table:table-row>
        <table:table-row table:style-name="ro1">
          <table:table-cell office:value-type="float" office:value="6136160.09" calcext:value-type="float">
            <text:p>6136160,09</text:p>
          </table:table-cell>
          <table:table-cell office:value-type="float" office:value="1444.6" calcext:value-type="float">
            <text:p>1444,6</text:p>
          </table:table-cell>
          <table:table-cell table:formula="of:=([.A9] - MIN([.$A$2:.$A$51])) / (MAX([.$A$2:.$A$51]) - MIN([.$A$2:.$A$51]))" office:value-type="float" office:value="0.539717236323406" calcext:value-type="float">
            <text:p>0,539717236323406</text:p>
          </table:table-cell>
          <table:table-cell office:value-type="float" office:value="1444.6" calcext:value-type="float">
            <text:p>1444,6</text:p>
          </table:table-cell>
        </table:table-row>
        <table:table-row table:style-name="ro1">
          <table:table-cell office:value-type="float" office:value="7826610.91" calcext:value-type="float">
            <text:p>7826610,91</text:p>
          </table:table-cell>
          <table:table-cell office:value-type="float" office:value="2182.44" calcext:value-type="float">
            <text:p>2182,44</text:p>
          </table:table-cell>
          <table:table-cell table:formula="of:=([.A10] - MIN([.$A$2:.$A$51])) / (MAX([.$A$2:.$A$51]) - MIN([.$A$2:.$A$51]))" office:value-type="float" office:value="0.688403944513745" calcext:value-type="float">
            <text:p>0,688403944513745</text:p>
          </table:table-cell>
          <table:table-cell office:value-type="float" office:value="2182.44" calcext:value-type="float">
            <text:p>2182,44</text:p>
          </table:table-cell>
        </table:table-row>
        <table:table-row table:style-name="ro1">
          <table:table-cell office:value-type="float" office:value="10612896.18" calcext:value-type="float">
            <text:p>10612896,18</text:p>
          </table:table-cell>
          <table:table-cell office:value-type="float" office:value="3114.87" calcext:value-type="float">
            <text:p>3114,87</text:p>
          </table:table-cell>
          <table:table-cell table:formula="of:=([.A11] - MIN([.$A$2:.$A$51])) / (MAX([.$A$2:.$A$51]) - MIN([.$A$2:.$A$51]))" office:value-type="float" office:value="0.933476785423444" calcext:value-type="float">
            <text:p>0,933476785423444</text:p>
          </table:table-cell>
          <table:table-cell office:value-type="float" office:value="3114.87" calcext:value-type="float">
            <text:p>3114,87</text:p>
          </table:table-cell>
        </table:table-row>
        <table:table-row table:style-name="ro1">
          <table:table-cell office:value-type="float" office:value="109123.654" calcext:value-type="float">
            <text:p>109123,654</text:p>
          </table:table-cell>
          <table:table-cell office:value-type="float" office:value="0" calcext:value-type="float">
            <text:p>0</text:p>
          </table:table-cell>
          <table:table-cell table:formula="of:=([.A12] - MIN([.$A$2:.$A$51])) / (MAX([.$A$2:.$A$51]) - MIN([.$A$2:.$A$51]))" office:value-type="float" office:value="0.00959817150963406" calcext:value-type="float">
            <text:p>0,00959817150963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51.92219" calcext:value-type="float">
            <text:p>52851,92219</text:p>
          </table:table-cell>
          <table:table-cell office:value-type="float" office:value="141.31" calcext:value-type="float">
            <text:p>141,31</text:p>
          </table:table-cell>
          <table:table-cell table:formula="of:=([.A13] - MIN([.$A$2:.$A$51])) / (MAX([.$A$2:.$A$51]) - MIN([.$A$2:.$A$51]))" office:value-type="float" office:value="0.00464868793518822" calcext:value-type="float">
            <text:p>0,00464868793518822</text:p>
          </table:table-cell>
          <table:table-cell office:value-type="float" office:value="141.31" calcext:value-type="float">
            <text:p>141,31</text:p>
          </table:table-cell>
        </table:table-row>
        <table:table-row table:style-name="ro1">
          <table:table-cell office:value-type="float" office:value="92500.4979" calcext:value-type="float">
            <text:p>92500,4979</text:p>
          </table:table-cell>
          <table:table-cell office:value-type="float" office:value="426.03" calcext:value-type="float">
            <text:p>426,03</text:p>
          </table:table-cell>
          <table:table-cell table:formula="of:=([.A14] - MIN([.$A$2:.$A$51])) / (MAX([.$A$2:.$A$51]) - MIN([.$A$2:.$A$51]))" office:value-type="float" office:value="0.0081360512686896" calcext:value-type="float">
            <text:p>0,0081360512686896</text:p>
          </table:table-cell>
          <table:table-cell office:value-type="float" office:value="426.03" calcext:value-type="float">
            <text:p>426,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9.44" calcext:value-type="float">
            <text:p>569,44</text:p>
          </table:table-cell>
          <table:table-cell table:formula="of:=([.A15] - MIN([.$A$2:.$A$51])) / (MAX([.$A$2:.$A$51]) - MIN([.$A$2:.$A$51]))" office:value-type="float" office:value="0" calcext:value-type="float">
            <text:p>0</text:p>
          </table:table-cell>
          <table:table-cell office:value-type="float" office:value="569.44" calcext:value-type="float">
            <text:p>569,44</text:p>
          </table:table-cell>
        </table:table-row>
        <table:table-row table:style-name="ro1">
          <table:table-cell office:value-type="float" office:value="367132.7598" calcext:value-type="float">
            <text:p>367132,7598</text:p>
          </table:table-cell>
          <table:table-cell office:value-type="float" office:value="858.45" calcext:value-type="float">
            <text:p>858,45</text:p>
          </table:table-cell>
          <table:table-cell table:formula="of:=([.A16] - MIN([.$A$2:.$A$51])) / (MAX([.$A$2:.$A$51]) - MIN([.$A$2:.$A$51]))" office:value-type="float" office:value="0.0322918365193827" calcext:value-type="float">
            <text:p>0,0322918365193827</text:p>
          </table:table-cell>
          <table:table-cell office:value-type="float" office:value="858.45" calcext:value-type="float">
            <text:p>858,45</text:p>
          </table:table-cell>
        </table:table-row>
        <table:table-row table:style-name="ro1">
          <table:table-cell office:value-type="float" office:value="127146.3644" calcext:value-type="float">
            <text:p>127146,3644</text:p>
          </table:table-cell>
          <table:table-cell office:value-type="float" office:value="0" calcext:value-type="float">
            <text:p>0</text:p>
          </table:table-cell>
          <table:table-cell table:formula="of:=([.A17] - MIN([.$A$2:.$A$51])) / (MAX([.$A$2:.$A$51]) - MIN([.$A$2:.$A$51]))" office:value-type="float" office:value="0.0111833921208103" calcext:value-type="float">
            <text:p>0,0111833921208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8.49775" calcext:value-type="float">
            <text:p>20098,49775</text:p>
          </table:table-cell>
          <table:table-cell office:value-type="float" office:value="141.35" calcext:value-type="float">
            <text:p>141,35</text:p>
          </table:table-cell>
          <table:table-cell table:formula="of:=([.A18] - MIN([.$A$2:.$A$51])) / (MAX([.$A$2:.$A$51]) - MIN([.$A$2:.$A$51]))" office:value-type="float" office:value="0.00176780030194456" calcext:value-type="float">
            <text:p>0,00176780030194456</text:p>
          </table:table-cell>
          <table:table-cell office:value-type="float" office:value="141.35" calcext:value-type="float">
            <text:p>141,35</text:p>
          </table:table-cell>
        </table:table-row>
        <table:table-row table:style-name="ro1">
          <table:table-cell office:value-type="float" office:value="236093.8102" calcext:value-type="float">
            <text:p>236093,8102</text:p>
          </table:table-cell>
          <table:table-cell office:value-type="float" office:value="426.14" calcext:value-type="float">
            <text:p>426,14</text:p>
          </table:table-cell>
          <table:table-cell table:formula="of:=([.A19] - MIN([.$A$2:.$A$51])) / (MAX([.$A$2:.$A$51]) - MIN([.$A$2:.$A$51]))" office:value-type="float" office:value="0.0207660649144189" calcext:value-type="float">
            <text:p>0,0207660649144189</text:p>
          </table:table-cell>
          <table:table-cell office:value-type="float" office:value="426.14" calcext:value-type="float">
            <text:p>426,14</text:p>
          </table:table-cell>
        </table:table-row>
        <table:table-row table:style-name="ro1">
          <table:table-cell office:value-type="float" office:value="112484.24" calcext:value-type="float">
            <text:p>112484,24</text:p>
          </table:table-cell>
          <table:table-cell office:value-type="float" office:value="569.6" calcext:value-type="float">
            <text:p>569,6</text:p>
          </table:table-cell>
          <table:table-cell table:formula="of:=([.A20] - MIN([.$A$2:.$A$51])) / (MAX([.$A$2:.$A$51]) - MIN([.$A$2:.$A$51]))" office:value-type="float" office:value="0.00989375802656718" calcext:value-type="float">
            <text:p>0,00989375802656718</text:p>
          </table:table-cell>
          <table:table-cell office:value-type="float" office:value="569.6" calcext:value-type="float">
            <text:p>569,6</text:p>
          </table:table-cell>
        </table:table-row>
        <table:table-row table:style-name="ro1">
          <table:table-cell office:value-type="float" office:value="256444.5337" calcext:value-type="float">
            <text:p>256444,5337</text:p>
          </table:table-cell>
          <table:table-cell office:value-type="float" office:value="858.66" calcext:value-type="float">
            <text:p>858,66</text:p>
          </table:table-cell>
          <table:table-cell table:formula="of:=([.A21] - MIN([.$A$2:.$A$51])) / (MAX([.$A$2:.$A$51]) - MIN([.$A$2:.$A$51]))" office:value-type="float" office:value="0.0225560501956865" calcext:value-type="float">
            <text:p>0,0225560501956865</text:p>
          </table:table-cell>
          <table:table-cell office:value-type="float" office:value="858.66" calcext:value-type="float">
            <text:p>858,66</text:p>
          </table:table-cell>
        </table:table-row>
        <table:table-row table:style-name="ro1">
          <table:table-cell office:value-type="float" office:value="318956.8623" calcext:value-type="float">
            <text:p>318956,8623</text:p>
          </table:table-cell>
          <table:table-cell office:value-type="float" office:value="0" calcext:value-type="float">
            <text:p>0</text:p>
          </table:table-cell>
          <table:table-cell table:formula="of:=([.A22] - MIN([.$A$2:.$A$51])) / (MAX([.$A$2:.$A$51]) - MIN([.$A$2:.$A$51]))" office:value-type="float" office:value="0.0280544369283138" calcext:value-type="float">
            <text:p>0,028054436928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2726.399" calcext:value-type="float">
            <text:p>4882726,399</text:p>
          </table:table-cell>
          <table:table-cell office:value-type="float" office:value="1835.25" calcext:value-type="float">
            <text:p>1835,25</text:p>
          </table:table-cell>
          <table:table-cell table:formula="of:=([.A23] - MIN([.$A$2:.$A$51])) / (MAX([.$A$2:.$A$51]) - MIN([.$A$2:.$A$51]))" office:value-type="float" office:value="0.429469172762671" calcext:value-type="float">
            <text:p>0,429469172762671</text:p>
          </table:table-cell>
          <table:table-cell office:value-type="float" office:value="1835.25" calcext:value-type="float">
            <text:p>1835,25</text:p>
          </table:table-cell>
        </table:table-row>
        <table:table-row table:style-name="ro1">
          <table:table-cell office:value-type="float" office:value="9680294.217" calcext:value-type="float">
            <text:p>9680294,217</text:p>
          </table:table-cell>
          <table:table-cell office:value-type="float" office:value="3324.01" calcext:value-type="float">
            <text:p>3324,01</text:p>
          </table:table-cell>
          <table:table-cell table:formula="of:=([.A24] - MIN([.$A$2:.$A$51])) / (MAX([.$A$2:.$A$51]) - MIN([.$A$2:.$A$51]))" office:value-type="float" office:value="0.851448066048858" calcext:value-type="float">
            <text:p>0,851448066048858</text:p>
          </table:table-cell>
          <table:table-cell office:value-type="float" office:value="3324.01" calcext:value-type="float">
            <text:p>3324,01</text:p>
          </table:table-cell>
        </table:table-row>
        <table:table-row table:style-name="ro1">
          <table:table-cell office:value-type="float" office:value="9798820.076" calcext:value-type="float">
            <text:p>9798820,076</text:p>
          </table:table-cell>
          <table:table-cell office:value-type="float" office:value="4828.39" calcext:value-type="float">
            <text:p>4828,39</text:p>
          </table:table-cell>
          <table:table-cell table:formula="of:=([.A25] - MIN([.$A$2:.$A$51])) / (MAX([.$A$2:.$A$51]) - MIN([.$A$2:.$A$51]))" office:value-type="float" office:value="0.861873225776452" calcext:value-type="float">
            <text:p>0,861873225776452</text:p>
          </table:table-cell>
          <table:table-cell office:value-type="float" office:value="4828.39" calcext:value-type="float">
            <text:p>4828,39</text:p>
          </table:table-cell>
        </table:table-row>
        <table:table-row table:style-name="ro1">
          <table:table-cell office:value-type="float" office:value="1928137.848" calcext:value-type="float">
            <text:p>1928137,848</text:p>
          </table:table-cell>
          <table:table-cell office:value-type="float" office:value="6348.39" calcext:value-type="float">
            <text:p>6348,39</text:p>
          </table:table-cell>
          <table:table-cell table:formula="of:=([.A26] - MIN([.$A$2:.$A$51])) / (MAX([.$A$2:.$A$51]) - MIN([.$A$2:.$A$51]))" office:value-type="float" office:value="0.169592907504002" calcext:value-type="float">
            <text:p>0,169592907504002</text:p>
          </table:table-cell>
          <table:table-cell office:value-type="float" office:value="6348.39" calcext:value-type="float">
            <text:p>6348,39</text:p>
          </table:table-cell>
        </table:table-row>
        <table:table-row table:style-name="ro1">
          <table:table-cell office:value-type="float" office:value="194172.6116" calcext:value-type="float">
            <text:p>194172,6116</text:p>
          </table:table-cell>
          <table:table-cell office:value-type="float" office:value="0" calcext:value-type="float">
            <text:p>0</text:p>
          </table:table-cell>
          <table:table-cell table:formula="of:=([.A27] - MIN([.$A$2:.$A$51])) / (MAX([.$A$2:.$A$51]) - MIN([.$A$2:.$A$51]))" office:value-type="float" office:value="0.01707880885853" calcext:value-type="float">
            <text:p>0,01707880885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528.925" calcext:value-type="float">
            <text:p>3967528,925</text:p>
          </table:table-cell>
          <table:table-cell office:value-type="float" office:value="1840.58" calcext:value-type="float">
            <text:p>1840,58</text:p>
          </table:table-cell>
          <table:table-cell table:formula="of:=([.A28] - MIN([.$A$2:.$A$51])) / (MAX([.$A$2:.$A$51]) - MIN([.$A$2:.$A$51]))" office:value-type="float" office:value="0.348971297200001" calcext:value-type="float">
            <text:p>0,348971297200001</text:p>
          </table:table-cell>
          <table:table-cell office:value-type="float" office:value="1840.58" calcext:value-type="float">
            <text:p>1840,58</text:p>
          </table:table-cell>
        </table:table-row>
        <table:table-row table:style-name="ro1">
          <table:table-cell office:value-type="float" office:value="7501282.219" calcext:value-type="float">
            <text:p>7501282,219</text:p>
          </table:table-cell>
          <table:table-cell office:value-type="float" office:value="3335.25" calcext:value-type="float">
            <text:p>3335,25</text:p>
          </table:table-cell>
          <table:table-cell table:formula="of:=([.A29] - MIN([.$A$2:.$A$51])) / (MAX([.$A$2:.$A$51]) - MIN([.$A$2:.$A$51]))" office:value-type="float" office:value="0.659789061683458" calcext:value-type="float">
            <text:p>0,659789061683458</text:p>
          </table:table-cell>
          <table:table-cell office:value-type="float" office:value="3335.25" calcext:value-type="float">
            <text:p>3335,25</text:p>
          </table:table-cell>
        </table:table-row>
        <table:table-row table:style-name="ro1">
          <table:table-cell office:value-type="float" office:value="8437468.44" calcext:value-type="float">
            <text:p>8437468,44</text:p>
          </table:table-cell>
          <table:table-cell office:value-type="float" office:value="4847.32" calcext:value-type="float">
            <text:p>4847,32</text:p>
          </table:table-cell>
          <table:table-cell table:formula="of:=([.A30] - MIN([.$A$2:.$A$51])) / (MAX([.$A$2:.$A$51]) - MIN([.$A$2:.$A$51]))" office:value-type="float" office:value="0.74213304105675" calcext:value-type="float">
            <text:p>0,74213304105675</text:p>
          </table:table-cell>
          <table:table-cell office:value-type="float" office:value="4847.32" calcext:value-type="float">
            <text:p>4847,32</text:p>
          </table:table-cell>
        </table:table-row>
        <table:table-row table:style-name="ro1">
          <table:table-cell office:value-type="float" office:value="3647706.37" calcext:value-type="float">
            <text:p>3647706,37</text:p>
          </table:table-cell>
          <table:table-cell office:value-type="float" office:value="6377.29" calcext:value-type="float">
            <text:p>6377,29</text:p>
          </table:table-cell>
          <table:table-cell table:formula="of:=([.A31] - MIN([.$A$2:.$A$51])) / (MAX([.$A$2:.$A$51]) - MIN([.$A$2:.$A$51]))" office:value-type="float" office:value="0.32084071667949" calcext:value-type="float">
            <text:p>0,32084071667949</text:p>
          </table:table-cell>
          <table:table-cell office:value-type="float" office:value="6377.29" calcext:value-type="float">
            <text:p>6377,29</text:p>
          </table:table-cell>
        </table:table-row>
        <table:table-row table:style-name="ro1">
          <table:table-cell office:value-type="float" office:value="84442.53838" calcext:value-type="float">
            <text:p>84442,53838</text:p>
          </table:table-cell>
          <table:table-cell office:value-type="float" office:value="0" calcext:value-type="float">
            <text:p>0</text:p>
          </table:table-cell>
          <table:table-cell table:formula="of:=([.A32] - MIN([.$A$2:.$A$51])) / (MAX([.$A$2:.$A$51]) - MIN([.$A$2:.$A$51]))" office:value-type="float" office:value="0.00742729863206465" calcext:value-type="float">
            <text:p>0,00742729863206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609.076" calcext:value-type="float">
            <text:p>3230609,076</text:p>
          </table:table-cell>
          <table:table-cell office:value-type="float" office:value="1792.04" calcext:value-type="float">
            <text:p>1792,04</text:p>
          </table:table-cell>
          <table:table-cell table:formula="of:=([.A33] - MIN([.$A$2:.$A$51])) / (MAX([.$A$2:.$A$51]) - MIN([.$A$2:.$A$51]))" office:value-type="float" office:value="0.284154157741349" calcext:value-type="float">
            <text:p>0,284154157741349</text:p>
          </table:table-cell>
          <table:table-cell office:value-type="float" office:value="1792.04" calcext:value-type="float">
            <text:p>1792,04</text:p>
          </table:table-cell>
        </table:table-row>
        <table:table-row table:style-name="ro1">
          <table:table-cell office:value-type="float" office:value="2912234.684" calcext:value-type="float">
            <text:p>2912234,684</text:p>
          </table:table-cell>
          <table:table-cell office:value-type="float" office:value="3247.8" calcext:value-type="float">
            <text:p>3247,8</text:p>
          </table:table-cell>
          <table:table-cell table:formula="of:=([.A34] - MIN([.$A$2:.$A$51])) / (MAX([.$A$2:.$A$51]) - MIN([.$A$2:.$A$51]))" office:value-type="float" office:value="0.2561509530586" calcext:value-type="float">
            <text:p>0,2561509530586</text:p>
          </table:table-cell>
          <table:table-cell office:value-type="float" office:value="3247.8" calcext:value-type="float">
            <text:p>3247,8</text:p>
          </table:table-cell>
        </table:table-row>
        <table:table-row table:style-name="ro1">
          <table:table-cell office:value-type="float" office:value="9318789.924" calcext:value-type="float">
            <text:p>9318789,924</text:p>
          </table:table-cell>
          <table:table-cell office:value-type="float" office:value="4717.69" calcext:value-type="float">
            <text:p>4717,69</text:p>
          </table:table-cell>
          <table:table-cell table:formula="of:=([.A35] - MIN([.$A$2:.$A$51])) / (MAX([.$A$2:.$A$51]) - MIN([.$A$2:.$A$51]))" office:value-type="float" office:value="0.819651291669556" calcext:value-type="float">
            <text:p>0,819651291669556</text:p>
          </table:table-cell>
          <table:table-cell office:value-type="float" office:value="4717.69" calcext:value-type="float">
            <text:p>4717,69</text:p>
          </table:table-cell>
        </table:table-row>
        <table:table-row table:style-name="ro1">
          <table:table-cell office:value-type="float" office:value="4528392.642" calcext:value-type="float">
            <text:p>4528392,642</text:p>
          </table:table-cell>
          <table:table-cell office:value-type="float" office:value="6576.39" calcext:value-type="float">
            <text:p>6576,39</text:p>
          </table:table-cell>
          <table:table-cell table:formula="of:=([.A36] - MIN([.$A$2:.$A$51])) / (MAX([.$A$2:.$A$51]) - MIN([.$A$2:.$A$51]))" office:value-type="float" office:value="0.398303096053592" calcext:value-type="float">
            <text:p>0,398303096053592</text:p>
          </table:table-cell>
          <table:table-cell office:value-type="float" office:value="6576.39" calcext:value-type="float">
            <text:p>6576,39</text:p>
          </table:table-cell>
        </table:table-row>
        <table:table-row table:style-name="ro1">
          <table:table-cell office:value-type="float" office:value="38208.56231" calcext:value-type="float">
            <text:p>38208,56231</text:p>
          </table:table-cell>
          <table:table-cell office:value-type="float" office:value="0" calcext:value-type="float">
            <text:p>0</text:p>
          </table:table-cell>
          <table:table-cell table:formula="of:=([.A37] - MIN([.$A$2:.$A$51])) / (MAX([.$A$2:.$A$51]) - MIN([.$A$2:.$A$51]))" office:value-type="float" office:value="0.00336070430878277" calcext:value-type="float">
            <text:p>0,00336070430878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51.93794" calcext:value-type="float">
            <text:p>74351,93794</text:p>
          </table:table-cell>
          <table:table-cell office:value-type="float" office:value="436.1" calcext:value-type="float">
            <text:p>436,1</text:p>
          </table:table-cell>
          <table:table-cell table:formula="of:=([.A38] - MIN([.$A$2:.$A$51])) / (MAX([.$A$2:.$A$51]) - MIN([.$A$2:.$A$51]))" office:value-type="float" office:value="0.00653976132820651" calcext:value-type="float">
            <text:p>0,00653976132820651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1">
          <table:table-cell office:value-type="float" office:value="30241.76876" calcext:value-type="float">
            <text:p>30241,76876</text:p>
          </table:table-cell>
          <table:table-cell office:value-type="float" office:value="729.63" calcext:value-type="float">
            <text:p>729,63</text:p>
          </table:table-cell>
          <table:table-cell table:formula="of:=([.A39] - MIN([.$A$2:.$A$51])) / (MAX([.$A$2:.$A$51]) - MIN([.$A$2:.$A$51]))" office:value-type="float" office:value="0.00265997034257278" calcext:value-type="float">
            <text:p>0,00265997034257278</text:p>
          </table:table-cell>
          <table:table-cell office:value-type="float" office:value="729.63" calcext:value-type="float">
            <text:p>729,63</text:p>
          </table:table-cell>
        </table:table-row>
        <table:table-row table:style-name="ro1">
          <table:table-cell office:value-type="float" office:value="503579.041" calcext:value-type="float">
            <text:p>503579,041</text:p>
          </table:table-cell>
          <table:table-cell office:value-type="float" office:value="1174.54" calcext:value-type="float">
            <text:p>1174,54</text:p>
          </table:table-cell>
          <table:table-cell table:formula="of:=([.A40] - MIN([.$A$2:.$A$51])) / (MAX([.$A$2:.$A$51]) - MIN([.$A$2:.$A$51]))" office:value-type="float" office:value="0.0442932199115605" calcext:value-type="float">
            <text:p>0,0442932199115605</text:p>
          </table:table-cell>
          <table:table-cell office:value-type="float" office:value="1174.54" calcext:value-type="float">
            <text:p>1174,54</text:p>
          </table:table-cell>
        </table:table-row>
        <table:table-row table:style-name="ro1">
          <table:table-cell office:value-type="float" office:value="1501437.164" calcext:value-type="float">
            <text:p>1501437,164</text:p>
          </table:table-cell>
          <table:table-cell office:value-type="float" office:value="1474.12" calcext:value-type="float">
            <text:p>1474,12</text:p>
          </table:table-cell>
          <table:table-cell table:formula="of:=([.A41] - MIN([.$A$2:.$A$51])) / (MAX([.$A$2:.$A$51]) - MIN([.$A$2:.$A$51]))" office:value-type="float" office:value="0.132061664751536" calcext:value-type="float">
            <text:p>0,132061664751536</text:p>
          </table:table-cell>
          <table:table-cell office:value-type="float" office:value="1474.12" calcext:value-type="float">
            <text:p>1474,12</text:p>
          </table:table-cell>
        </table:table-row>
        <table:table-row table:style-name="ro1">
          <table:table-cell office:value-type="float" office:value="174371.9599" calcext:value-type="float">
            <text:p>174371,9599</text:p>
          </table:table-cell>
          <table:table-cell office:value-type="float" office:value="0" calcext:value-type="float">
            <text:p>0</text:p>
          </table:table-cell>
          <table:table-cell table:formula="of:=([.A42] - MIN([.$A$2:.$A$51])) / (MAX([.$A$2:.$A$51]) - MIN([.$A$2:.$A$51]))" office:value-type="float" office:value="0.0153372061532253" calcext:value-type="float">
            <text:p>0,015337206153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812.1" calcext:value-type="float">
            <text:p>1055812,1</text:p>
          </table:table-cell>
          <table:table-cell office:value-type="float" office:value="1858.2" calcext:value-type="float">
            <text:p>1858,2</text:p>
          </table:table-cell>
          <table:table-cell table:formula="of:=([.A43] - MIN([.$A$2:.$A$51])) / (MAX([.$A$2:.$A$51]) - MIN([.$A$2:.$A$51]))" office:value-type="float" office:value="0.0928658933813461" calcext:value-type="float">
            <text:p>0,0928658933813461</text:p>
          </table:table-cell>
          <table:table-cell office:value-type="float" office:value="1858.2" calcext:value-type="float">
            <text:p>1858,2</text:p>
          </table:table-cell>
        </table:table-row>
        <table:table-row table:style-name="ro1">
          <table:table-cell office:value-type="float" office:value="1530661.796" calcext:value-type="float">
            <text:p>1530661,796</text:p>
          </table:table-cell>
          <table:table-cell office:value-type="float" office:value="3366.79" calcext:value-type="float">
            <text:p>3366,79</text:p>
          </table:table-cell>
          <table:table-cell table:formula="of:=([.A44] - MIN([.$A$2:.$A$51])) / (MAX([.$A$2:.$A$51]) - MIN([.$A$2:.$A$51]))" office:value-type="float" office:value="0.134632170961325" calcext:value-type="float">
            <text:p>0,134632170961325</text:p>
          </table:table-cell>
          <table:table-cell office:value-type="float" office:value="3366.79" calcext:value-type="float">
            <text:p>3366,79</text:p>
          </table:table-cell>
        </table:table-row>
        <table:table-row table:style-name="ro1">
          <table:table-cell office:value-type="float" office:value="3593684.136" calcext:value-type="float">
            <text:p>3593684,136</text:p>
          </table:table-cell>
          <table:table-cell office:value-type="float" office:value="4892.52" calcext:value-type="float">
            <text:p>4892,52</text:p>
          </table:table-cell>
          <table:table-cell table:formula="of:=([.A45] - MIN([.$A$2:.$A$51])) / (MAX([.$A$2:.$A$51]) - MIN([.$A$2:.$A$51]))" office:value-type="float" office:value="0.316089091818526" calcext:value-type="float">
            <text:p>0,316089091818526</text:p>
          </table:table-cell>
          <table:table-cell office:value-type="float" office:value="4892.52" calcext:value-type="float">
            <text:p>4892,52</text:p>
          </table:table-cell>
        </table:table-row>
        <table:table-row table:style-name="ro1">
          <table:table-cell office:value-type="float" office:value="8109849.565" calcext:value-type="float">
            <text:p>8109849,565</text:p>
          </table:table-cell>
          <table:table-cell office:value-type="float" office:value="6825.32" calcext:value-type="float">
            <text:p>6825,32</text:p>
          </table:table-cell>
          <table:table-cell table:formula="of:=([.A46] - MIN([.$A$2:.$A$51])) / (MAX([.$A$2:.$A$51]) - MIN([.$A$2:.$A$51]))" office:value-type="float" office:value="0.713316720884376" calcext:value-type="float">
            <text:p>0,713316720884376</text:p>
          </table:table-cell>
          <table:table-cell office:value-type="float" office:value="6825.32" calcext:value-type="float">
            <text:p>6825,32</text:p>
          </table:table-cell>
        </table:table-row>
        <table:table-row table:style-name="ro1">
          <table:table-cell office:value-type="float" office:value="236424.5306" calcext:value-type="float">
            <text:p>236424,5306</text:p>
          </table:table-cell>
          <table:table-cell office:value-type="float" office:value="0" calcext:value-type="float">
            <text:p>0</text:p>
          </table:table-cell>
          <table:table-cell table:formula="of:=([.A47] - MIN([.$A$2:.$A$51])) / (MAX([.$A$2:.$A$51]) - MIN([.$A$2:.$A$51]))" office:value-type="float" office:value="0.0207951540349219" calcext:value-type="float">
            <text:p>0,020795154034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605.8766" calcext:value-type="float">
            <text:p>931605,8766</text:p>
          </table:table-cell>
          <table:table-cell office:value-type="float" office:value="1858.22" calcext:value-type="float">
            <text:p>1858,22</text:p>
          </table:table-cell>
          <table:table-cell table:formula="of:=([.A48] - MIN([.$A$2:.$A$51])) / (MAX([.$A$2:.$A$51]) - MIN([.$A$2:.$A$51]))" office:value-type="float" office:value="0.0819411067648979" calcext:value-type="float">
            <text:p>0,0819411067648979</text:p>
          </table:table-cell>
          <table:table-cell office:value-type="float" office:value="1858.22" calcext:value-type="float">
            <text:p>1858,22</text:p>
          </table:table-cell>
        </table:table-row>
        <table:table-row table:style-name="ro1">
          <table:table-cell office:value-type="float" office:value="1865583.353" calcext:value-type="float">
            <text:p>1865583,353</text:p>
          </table:table-cell>
          <table:table-cell office:value-type="float" office:value="3365.98" calcext:value-type="float">
            <text:p>3365,98</text:p>
          </table:table-cell>
          <table:table-cell table:formula="of:=([.A49] - MIN([.$A$2:.$A$51])) / (MAX([.$A$2:.$A$51]) - MIN([.$A$2:.$A$51]))" office:value-type="float" office:value="0.164090811948179" calcext:value-type="float">
            <text:p>0,164090811948179</text:p>
          </table:table-cell>
          <table:table-cell office:value-type="float" office:value="3365.98" calcext:value-type="float">
            <text:p>3365,98</text:p>
          </table:table-cell>
        </table:table-row>
        <table:table-row table:style-name="ro1">
          <table:table-cell office:value-type="float" office:value="3580713.532" calcext:value-type="float">
            <text:p>3580713,532</text:p>
          </table:table-cell>
          <table:table-cell office:value-type="float" office:value="4890.09" calcext:value-type="float">
            <text:p>4890,09</text:p>
          </table:table-cell>
          <table:table-cell table:formula="of:=([.A50] - MIN([.$A$2:.$A$51])) / (MAX([.$A$2:.$A$51]) - MIN([.$A$2:.$A$51]))" office:value-type="float" office:value="0.314948238509348" calcext:value-type="float">
            <text:p>0,314948238509348</text:p>
          </table:table-cell>
          <table:table-cell office:value-type="float" office:value="4890.09" calcext:value-type="float">
            <text:p>4890,09</text:p>
          </table:table-cell>
        </table:table-row>
        <table:table-row table:style-name="ro1">
          <table:table-cell office:value-type="float" office:value="8154233.639" calcext:value-type="float">
            <text:p>8154233,639</text:p>
          </table:table-cell>
          <table:table-cell office:value-type="float" office:value="6819.07" calcext:value-type="float">
            <text:p>6819,07</text:p>
          </table:table-cell>
          <table:table-cell table:formula="of:=([.A51] - MIN([.$A$2:.$A$51])) / (MAX([.$A$2:.$A$51]) - MIN([.$A$2:.$A$51]))" office:value-type="float" office:value="0.717220603671771" calcext:value-type="float">
            <text:p>0,717220603671771</text:p>
          </table:table-cell>
          <table:table-cell office:value-type="float" office:value="6819.07" calcext:value-type="float">
            <text:p>6819,07</text:p>
          </table:table-cell>
        </table:table-row>
      </table:table>
      <table:table table:name="M723T989" table:style-name="ta1">
        <table:shapes>
          <draw:frame draw:z-index="0" draw:style-name="gr1" draw:text-style-name="P1" svg:width="15.999cm" svg:height="8.999cm" svg:x="4.617cm" svg:y="0.1cm">
            <draw:object draw:notify-on-update-of-ranges="M723T989.A1:M723T989.A1 M723T989.A2:M723T989.A51 M723T989.B1:M723T989.B1 M723T989.B2:M723T989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723T9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63769.542" calcext:value-type="float">
            <text:p>1263769,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863.736" calcext:value-type="float">
            <text:p>1525863,736</text:p>
          </table:table-cell>
          <table:table-cell office:value-type="float" office:value="886.48" calcext:value-type="float">
            <text:p>886,48</text:p>
          </table:table-cell>
        </table:table-row>
        <table:table-row table:style-name="ro1">
          <table:table-cell office:value-type="float" office:value="6474544.466" calcext:value-type="float">
            <text:p>6474544,466</text:p>
          </table:table-cell>
          <table:table-cell office:value-type="float" office:value="1421.28" calcext:value-type="float">
            <text:p>1421,28</text:p>
          </table:table-cell>
        </table:table-row>
        <table:table-row table:style-name="ro1">
          <table:table-cell office:value-type="float" office:value="2877178.994" calcext:value-type="float">
            <text:p>2877178,994</text:p>
          </table:table-cell>
          <table:table-cell office:value-type="float" office:value="2139.78" calcext:value-type="float">
            <text:p>2139,78</text:p>
          </table:table-cell>
        </table:table-row>
        <table:table-row table:style-name="ro1">
          <table:table-cell office:value-type="float" office:value="16893913.03" calcext:value-type="float">
            <text:p>16893913,03</text:p>
          </table:table-cell>
          <table:table-cell office:value-type="float" office:value="2865.6" calcext:value-type="float">
            <text:p>2865,6</text:p>
          </table:table-cell>
        </table:table-row>
        <table:table-row table:style-name="ro1">
          <table:table-cell office:value-type="float" office:value="531720.2891" calcext:value-type="float">
            <text:p>531720,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429.781" calcext:value-type="float">
            <text:p>2580429,781</text:p>
          </table:table-cell>
          <table:table-cell office:value-type="float" office:value="715.54" calcext:value-type="float">
            <text:p>715,54</text:p>
          </table:table-cell>
        </table:table-row>
        <table:table-row table:style-name="ro1">
          <table:table-cell office:value-type="float" office:value="6035414.98" calcext:value-type="float">
            <text:p>6035414,98</text:p>
          </table:table-cell>
          <table:table-cell office:value-type="float" office:value="1444.6" calcext:value-type="float">
            <text:p>1444,6</text:p>
          </table:table-cell>
        </table:table-row>
        <table:table-row table:style-name="ro1">
          <table:table-cell office:value-type="float" office:value="8984025.915" calcext:value-type="float">
            <text:p>8984025,915</text:p>
          </table:table-cell>
          <table:table-cell office:value-type="float" office:value="2182.44" calcext:value-type="float">
            <text:p>2182,44</text:p>
          </table:table-cell>
        </table:table-row>
        <table:table-row table:style-name="ro1">
          <table:table-cell office:value-type="float" office:value="12906966.83" calcext:value-type="float">
            <text:p>12906966,83</text:p>
          </table:table-cell>
          <table:table-cell office:value-type="float" office:value="3114.87" calcext:value-type="float">
            <text:p>3114,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2.6971" calcext:value-type="float">
            <text:p>28202,6971</text:p>
          </table:table-cell>
          <table:table-cell office:value-type="float" office:value="141.31" calcext:value-type="float">
            <text:p>141,31</text:p>
          </table:table-cell>
        </table:table-row>
        <table:table-row table:style-name="ro1">
          <table:table-cell office:value-type="float" office:value="68691.57948" calcext:value-type="float">
            <text:p>68691,57948</text:p>
          </table:table-cell>
          <table:table-cell office:value-type="float" office:value="426.03" calcext:value-type="float">
            <text:p>426,03</text:p>
          </table:table-cell>
        </table:table-row>
        <table:table-row table:style-name="ro1">
          <table:table-cell office:value-type="float" office:value="147554.3902" calcext:value-type="float">
            <text:p>147554,3902</text:p>
          </table:table-cell>
          <table:table-cell office:value-type="float" office:value="569.44" calcext:value-type="float">
            <text:p>569,44</text:p>
          </table:table-cell>
        </table:table-row>
        <table:table-row table:style-name="ro1">
          <table:table-cell office:value-type="float" office:value="118725.2909" calcext:value-type="float">
            <text:p>118725,2909</text:p>
          </table:table-cell>
          <table:table-cell office:value-type="float" office:value="858.45" calcext:value-type="float">
            <text:p>858,45</text:p>
          </table:table-cell>
        </table:table-row>
        <table:table-row table:style-name="ro1">
          <table:table-cell office:value-type="float" office:value="341284.3943" calcext:value-type="float">
            <text:p>341284,3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97.29381" calcext:value-type="float">
            <text:p>73397,29381</text:p>
          </table:table-cell>
          <table:table-cell office:value-type="float" office:value="141.35" calcext:value-type="float">
            <text:p>141,35</text:p>
          </table:table-cell>
        </table:table-row>
        <table:table-row table:style-name="ro1">
          <table:table-cell office:value-type="float" office:value="159404.8839" calcext:value-type="float">
            <text:p>159404,8839</text:p>
          </table:table-cell>
          <table:table-cell office:value-type="float" office:value="426.14" calcext:value-type="float">
            <text:p>426,14</text:p>
          </table:table-cell>
        </table:table-row>
        <table:table-row table:style-name="ro1">
          <table:table-cell office:value-type="float" office:value="106177.0716" calcext:value-type="float">
            <text:p>106177,0716</text:p>
          </table:table-cell>
          <table:table-cell office:value-type="float" office:value="569.6" calcext:value-type="float">
            <text:p>569,6</text:p>
          </table:table-cell>
        </table:table-row>
        <table:table-row table:style-name="ro1">
          <table:table-cell office:value-type="float" office:value="764827.9579" calcext:value-type="float">
            <text:p>764827,9579</text:p>
          </table:table-cell>
          <table:table-cell office:value-type="float" office:value="858.66" calcext:value-type="float">
            <text:p>858,66</text:p>
          </table:table-cell>
        </table:table-row>
        <table:table-row table:style-name="ro1">
          <table:table-cell office:value-type="float" office:value="729793.0351" calcext:value-type="float">
            <text:p>729793,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0158.336" calcext:value-type="float">
            <text:p>3760158,336</text:p>
          </table:table-cell>
          <table:table-cell office:value-type="float" office:value="1835.25" calcext:value-type="float">
            <text:p>1835,25</text:p>
          </table:table-cell>
        </table:table-row>
        <table:table-row table:style-name="ro1">
          <table:table-cell office:value-type="float" office:value="8607489.738" calcext:value-type="float">
            <text:p>8607489,738</text:p>
          </table:table-cell>
          <table:table-cell office:value-type="float" office:value="3324.01" calcext:value-type="float">
            <text:p>3324,01</text:p>
          </table:table-cell>
        </table:table-row>
        <table:table-row table:style-name="ro1">
          <table:table-cell office:value-type="float" office:value="7224807.893" calcext:value-type="float">
            <text:p>7224807,893</text:p>
          </table:table-cell>
          <table:table-cell office:value-type="float" office:value="4828.39" calcext:value-type="float">
            <text:p>4828,39</text:p>
          </table:table-cell>
        </table:table-row>
        <table:table-row table:style-name="ro1">
          <table:table-cell office:value-type="float" office:value="6471166.727" calcext:value-type="float">
            <text:p>6471166,727</text:p>
          </table:table-cell>
          <table:table-cell office:value-type="float" office:value="6348.39" calcext:value-type="float">
            <text:p>6348,39</text:p>
          </table:table-cell>
        </table:table-row>
        <table:table-row table:style-name="ro1">
          <table:table-cell office:value-type="float" office:value="160299.7598" calcext:value-type="float">
            <text:p>160299,7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065.319" calcext:value-type="float">
            <text:p>4132065,319</text:p>
          </table:table-cell>
          <table:table-cell office:value-type="float" office:value="1840.58" calcext:value-type="float">
            <text:p>1840,58</text:p>
          </table:table-cell>
        </table:table-row>
        <table:table-row table:style-name="ro1">
          <table:table-cell office:value-type="float" office:value="6671326.865" calcext:value-type="float">
            <text:p>6671326,865</text:p>
          </table:table-cell>
          <table:table-cell office:value-type="float" office:value="3335.25" calcext:value-type="float">
            <text:p>3335,25</text:p>
          </table:table-cell>
        </table:table-row>
        <table:table-row table:style-name="ro1">
          <table:table-cell office:value-type="float" office:value="8554028.773" calcext:value-type="float">
            <text:p>8554028,773</text:p>
          </table:table-cell>
          <table:table-cell office:value-type="float" office:value="4847.32" calcext:value-type="float">
            <text:p>4847,32</text:p>
          </table:table-cell>
        </table:table-row>
        <table:table-row table:style-name="ro1">
          <table:table-cell office:value-type="float" office:value="7333393.735" calcext:value-type="float">
            <text:p>7333393,735</text:p>
          </table:table-cell>
          <table:table-cell office:value-type="float" office:value="6377.29" calcext:value-type="float">
            <text:p>6377,29</text:p>
          </table:table-cell>
        </table:table-row>
        <table:table-row table:style-name="ro1">
          <table:table-cell office:value-type="float" office:value="223781.1115" calcext:value-type="float">
            <text:p>223781,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630.298" calcext:value-type="float">
            <text:p>2469630,298</text:p>
          </table:table-cell>
          <table:table-cell office:value-type="float" office:value="1792.04" calcext:value-type="float">
            <text:p>1792,04</text:p>
          </table:table-cell>
        </table:table-row>
        <table:table-row table:style-name="ro1">
          <table:table-cell office:value-type="float" office:value="2782367.326" calcext:value-type="float">
            <text:p>2782367,326</text:p>
          </table:table-cell>
          <table:table-cell office:value-type="float" office:value="3247.8" calcext:value-type="float">
            <text:p>3247,8</text:p>
          </table:table-cell>
        </table:table-row>
        <table:table-row table:style-name="ro1">
          <table:table-cell office:value-type="float" office:value="4101046.057" calcext:value-type="float">
            <text:p>4101046,057</text:p>
          </table:table-cell>
          <table:table-cell office:value-type="float" office:value="4717.69" calcext:value-type="float">
            <text:p>4717,69</text:p>
          </table:table-cell>
        </table:table-row>
        <table:table-row table:style-name="ro1">
          <table:table-cell office:value-type="float" office:value="4963419.835" calcext:value-type="float">
            <text:p>4963419,835</text:p>
          </table:table-cell>
          <table:table-cell office:value-type="float" office:value="6576.39" calcext:value-type="float">
            <text:p>6576,39</text:p>
          </table:table-cell>
        </table:table-row>
        <table:table-row table:style-name="ro1">
          <table:table-cell office:value-type="float" office:value="142543.7684" calcext:value-type="float">
            <text:p>142543,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87.6188" calcext:value-type="float">
            <text:p>129287,6188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1">
          <table:table-cell office:value-type="float" office:value="65956.10419" calcext:value-type="float">
            <text:p>65956,10419</text:p>
          </table:table-cell>
          <table:table-cell office:value-type="float" office:value="729.63" calcext:value-type="float">
            <text:p>729,63</text:p>
          </table:table-cell>
        </table:table-row>
        <table:table-row table:style-name="ro1">
          <table:table-cell office:value-type="float" office:value="285633.5356" calcext:value-type="float">
            <text:p>285633,5356</text:p>
          </table:table-cell>
          <table:table-cell office:value-type="float" office:value="1174.54" calcext:value-type="float">
            <text:p>1174,54</text:p>
          </table:table-cell>
        </table:table-row>
        <table:table-row table:style-name="ro1">
          <table:table-cell office:value-type="float" office:value="902734.1122" calcext:value-type="float">
            <text:p>902734,1122</text:p>
          </table:table-cell>
          <table:table-cell office:value-type="float" office:value="1474.12" calcext:value-type="float">
            <text:p>1474,12</text:p>
          </table:table-cell>
        </table:table-row>
        <table:table-row table:style-name="ro1">
          <table:table-cell office:value-type="float" office:value="349465.5658" calcext:value-type="float">
            <text:p>349465,5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791.914" calcext:value-type="float">
            <text:p>2094791,914</text:p>
          </table:table-cell>
          <table:table-cell office:value-type="float" office:value="1858.2" calcext:value-type="float">
            <text:p>1858,2</text:p>
          </table:table-cell>
        </table:table-row>
        <table:table-row table:style-name="ro1">
          <table:table-cell office:value-type="float" office:value="2543250.715" calcext:value-type="float">
            <text:p>2543250,715</text:p>
          </table:table-cell>
          <table:table-cell office:value-type="float" office:value="3366.79" calcext:value-type="float">
            <text:p>3366,79</text:p>
          </table:table-cell>
        </table:table-row>
        <table:table-row table:style-name="ro1">
          <table:table-cell office:value-type="float" office:value="3768315.602" calcext:value-type="float">
            <text:p>3768315,602</text:p>
          </table:table-cell>
          <table:table-cell office:value-type="float" office:value="4892.52" calcext:value-type="float">
            <text:p>4892,52</text:p>
          </table:table-cell>
        </table:table-row>
        <table:table-row table:style-name="ro1">
          <table:table-cell office:value-type="float" office:value="10613154.49" calcext:value-type="float">
            <text:p>10613154,49</text:p>
          </table:table-cell>
          <table:table-cell office:value-type="float" office:value="6825.32" calcext:value-type="float">
            <text:p>6825,32</text:p>
          </table:table-cell>
        </table:table-row>
        <table:table-row table:style-name="ro1">
          <table:table-cell office:value-type="float" office:value="315345.7295" calcext:value-type="float">
            <text:p>315345,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341.005" calcext:value-type="float">
            <text:p>1928341,005</text:p>
          </table:table-cell>
          <table:table-cell office:value-type="float" office:value="1858.22" calcext:value-type="float">
            <text:p>1858,22</text:p>
          </table:table-cell>
        </table:table-row>
        <table:table-row table:style-name="ro1">
          <table:table-cell office:value-type="float" office:value="2089123.915" calcext:value-type="float">
            <text:p>2089123,915</text:p>
          </table:table-cell>
          <table:table-cell office:value-type="float" office:value="3365.98" calcext:value-type="float">
            <text:p>3365,98</text:p>
          </table:table-cell>
        </table:table-row>
        <table:table-row table:style-name="ro1">
          <table:table-cell office:value-type="float" office:value="4332321.765" calcext:value-type="float">
            <text:p>4332321,765</text:p>
          </table:table-cell>
          <table:table-cell office:value-type="float" office:value="4890.09" calcext:value-type="float">
            <text:p>4890,09</text:p>
          </table:table-cell>
        </table:table-row>
        <table:table-row table:style-name="ro1">
          <table:table-cell office:value-type="float" office:value="7858810.182" calcext:value-type="float">
            <text:p>7858810,182</text:p>
          </table:table-cell>
          <table:table-cell office:value-type="float" office:value="6819.07" calcext:value-type="float">
            <text:p>6819,07</text:p>
          </table:table-cell>
        </table:table-row>
      </table:table>
      <table:table table:name="M731T1476" table:style-name="ta1">
        <table:shapes>
          <draw:frame draw:z-index="0" draw:style-name="gr1" draw:text-style-name="P1" svg:width="23.348cm" svg:height="12.272cm" svg:x="22.991cm" svg:y="1.301cm">
            <draw:object draw:notify-on-update-of-ranges="M731T1476.A1:M731T1476.A1 M731T1476.A2:M731T1476.A51 M731T1476.B1:M731T1476.B1 M731T1476.B2:M731T1476.B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731T14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18091.505" calcext:value-type="float">
            <text:p>2218091,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460.973" calcext:value-type="float">
            <text:p>1601460,973</text:p>
          </table:table-cell>
          <table:table-cell office:value-type="float" office:value="886.48" calcext:value-type="float">
            <text:p>886,48</text:p>
          </table:table-cell>
        </table:table-row>
        <table:table-row table:style-name="ro1">
          <table:table-cell office:value-type="float" office:value="1229769.562" calcext:value-type="float">
            <text:p>1229769,562</text:p>
          </table:table-cell>
          <table:table-cell office:value-type="float" office:value="1421.28" calcext:value-type="float">
            <text:p>1421,28</text:p>
          </table:table-cell>
        </table:table-row>
        <table:table-row table:style-name="ro1">
          <table:table-cell office:value-type="float" office:value="355826.4987" calcext:value-type="float">
            <text:p>355826,4987</text:p>
          </table:table-cell>
          <table:table-cell office:value-type="float" office:value="2139.78" calcext:value-type="float">
            <text:p>2139,78</text:p>
          </table:table-cell>
        </table:table-row>
        <table:table-row table:style-name="ro1">
          <table:table-cell office:value-type="float" office:value="152617.1965" calcext:value-type="float">
            <text:p>152617,1965</text:p>
          </table:table-cell>
          <table:table-cell office:value-type="float" office:value="2865.6" calcext:value-type="float">
            <text:p>2865,6</text:p>
          </table:table-cell>
        </table:table-row>
        <table:table-row table:style-name="ro1">
          <table:table-cell office:value-type="float" office:value="2657219.885" calcext:value-type="float">
            <text:p>2657219,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892.864" calcext:value-type="float">
            <text:p>1041892,864</text:p>
          </table:table-cell>
          <table:table-cell office:value-type="float" office:value="715.54" calcext:value-type="float">
            <text:p>715,54</text:p>
          </table:table-cell>
        </table:table-row>
        <table:table-row table:style-name="ro1">
          <table:table-cell office:value-type="float" office:value="909894.2801" calcext:value-type="float">
            <text:p>909894,2801</text:p>
          </table:table-cell>
          <table:table-cell office:value-type="float" office:value="1444.6" calcext:value-type="float">
            <text:p>1444,6</text:p>
          </table:table-cell>
        </table:table-row>
        <table:table-row table:style-name="ro1">
          <table:table-cell office:value-type="float" office:value="737719.8377" calcext:value-type="float">
            <text:p>737719,8377</text:p>
          </table:table-cell>
          <table:table-cell office:value-type="float" office:value="2182.44" calcext:value-type="float">
            <text:p>2182,44</text:p>
          </table:table-cell>
        </table:table-row>
        <table:table-row table:style-name="ro1">
          <table:table-cell office:value-type="float" office:value="82759.01663" calcext:value-type="float">
            <text:p>82759,01663</text:p>
          </table:table-cell>
          <table:table-cell office:value-type="float" office:value="3114.87" calcext:value-type="float">
            <text:p>3114,87</text:p>
          </table:table-cell>
        </table:table-row>
        <table:table-row table:style-name="ro1">
          <table:table-cell office:value-type="float" office:value="621174.3737" calcext:value-type="float">
            <text:p>621174,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16.298" calcext:value-type="float">
            <text:p>165916,298</text:p>
          </table:table-cell>
          <table:table-cell office:value-type="float" office:value="141.31" calcext:value-type="float">
            <text:p>141,31</text:p>
          </table:table-cell>
        </table:table-row>
        <table:table-row table:style-name="ro1">
          <table:table-cell office:value-type="float" office:value="170761.95" calcext:value-type="float">
            <text:p>170761,95</text:p>
          </table:table-cell>
          <table:table-cell office:value-type="float" office:value="426.03" calcext:value-type="float">
            <text:p>426,03</text:p>
          </table:table-cell>
        </table:table-row>
        <table:table-row table:style-name="ro1">
          <table:table-cell office:value-type="float" office:value="527476.2464" calcext:value-type="float">
            <text:p>527476,2464</text:p>
          </table:table-cell>
          <table:table-cell office:value-type="float" office:value="569.44" calcext:value-type="float">
            <text:p>569,44</text:p>
          </table:table-cell>
        </table:table-row>
        <table:table-row table:style-name="ro1">
          <table:table-cell office:value-type="float" office:value="220855.4259" calcext:value-type="float">
            <text:p>220855,4259</text:p>
          </table:table-cell>
          <table:table-cell office:value-type="float" office:value="858.45" calcext:value-type="float">
            <text:p>858,45</text:p>
          </table:table-cell>
        </table:table-row>
        <table:table-row table:style-name="ro1">
          <table:table-cell office:value-type="float" office:value="340434.0031" calcext:value-type="float">
            <text:p>340434,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509.1555" calcext:value-type="float">
            <text:p>581509,1555</text:p>
          </table:table-cell>
          <table:table-cell office:value-type="float" office:value="141.35" calcext:value-type="float">
            <text:p>141,35</text:p>
          </table:table-cell>
        </table:table-row>
        <table:table-row table:style-name="ro1">
          <table:table-cell office:value-type="float" office:value="212457.7177" calcext:value-type="float">
            <text:p>212457,7177</text:p>
          </table:table-cell>
          <table:table-cell office:value-type="float" office:value="426.14" calcext:value-type="float">
            <text:p>426,14</text:p>
          </table:table-cell>
        </table:table-row>
        <table:table-row table:style-name="ro1">
          <table:table-cell office:value-type="float" office:value="297375.2618" calcext:value-type="float">
            <text:p>297375,2618</text:p>
          </table:table-cell>
          <table:table-cell office:value-type="float" office:value="569.6" calcext:value-type="float">
            <text:p>569,6</text:p>
          </table:table-cell>
        </table:table-row>
        <table:table-row table:style-name="ro1">
          <table:table-cell office:value-type="float" office:value="700500.1052" calcext:value-type="float">
            <text:p>700500,1052</text:p>
          </table:table-cell>
          <table:table-cell office:value-type="float" office:value="858.66" calcext:value-type="float">
            <text:p>858,66</text:p>
          </table:table-cell>
        </table:table-row>
        <table:table-row table:style-name="ro1">
          <table:table-cell office:value-type="float" office:value="3513595.537" calcext:value-type="float">
            <text:p>3513595,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164.545" calcext:value-type="float">
            <text:p>805164,545</text:p>
          </table:table-cell>
          <table:table-cell office:value-type="float" office:value="1835.25" calcext:value-type="float">
            <text:p>1835,25</text:p>
          </table:table-cell>
        </table:table-row>
        <table:table-row table:style-name="ro1">
          <table:table-cell office:value-type="float" office:value="1711387.344" calcext:value-type="float">
            <text:p>1711387,344</text:p>
          </table:table-cell>
          <table:table-cell office:value-type="float" office:value="3324.01" calcext:value-type="float">
            <text:p>3324,01</text:p>
          </table:table-cell>
        </table:table-row>
        <table:table-row table:style-name="ro1">
          <table:table-cell office:value-type="float" office:value="166534.6066" calcext:value-type="float">
            <text:p>166534,6066</text:p>
          </table:table-cell>
          <table:table-cell office:value-type="float" office:value="4828.39" calcext:value-type="float">
            <text:p>4828,39</text:p>
          </table:table-cell>
        </table:table-row>
        <table:table-row table:style-name="ro1">
          <table:table-cell office:value-type="float" office:value="320056.4545" calcext:value-type="float">
            <text:p>320056,4545</text:p>
          </table:table-cell>
          <table:table-cell office:value-type="float" office:value="6348.39" calcext:value-type="float">
            <text:p>6348,39</text:p>
          </table:table-cell>
        </table:table-row>
        <table:table-row table:style-name="ro1">
          <table:table-cell office:value-type="float" office:value="3745259.269" calcext:value-type="float">
            <text:p>3745259,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77.1931" calcext:value-type="float">
            <text:p>240877,1931</text:p>
          </table:table-cell>
          <table:table-cell office:value-type="float" office:value="1840.58" calcext:value-type="float">
            <text:p>1840,58</text:p>
          </table:table-cell>
        </table:table-row>
        <table:table-row table:style-name="ro1">
          <table:table-cell office:value-type="float" office:value="1281101.019" calcext:value-type="float">
            <text:p>1281101,019</text:p>
          </table:table-cell>
          <table:table-cell office:value-type="float" office:value="3335.25" calcext:value-type="float">
            <text:p>3335,25</text:p>
          </table:table-cell>
        </table:table-row>
        <table:table-row table:style-name="ro1">
          <table:table-cell office:value-type="float" office:value="118117.2037" calcext:value-type="float">
            <text:p>118117,2037</text:p>
          </table:table-cell>
          <table:table-cell office:value-type="float" office:value="4847.32" calcext:value-type="float">
            <text:p>4847,32</text:p>
          </table:table-cell>
        </table:table-row>
        <table:table-row table:style-name="ro1">
          <table:table-cell office:value-type="float" office:value="109286.5835" calcext:value-type="float">
            <text:p>109286,5835</text:p>
          </table:table-cell>
          <table:table-cell office:value-type="float" office:value="6377.29" calcext:value-type="float">
            <text:p>6377,29</text:p>
          </table:table-cell>
        </table:table-row>
        <table:table-row table:style-name="ro1">
          <table:table-cell office:value-type="float" office:value="4113858.471" calcext:value-type="float">
            <text:p>4113858,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726.04" calcext:value-type="float">
            <text:p>1647726,04</text:p>
          </table:table-cell>
          <table:table-cell office:value-type="float" office:value="1792.04" calcext:value-type="float">
            <text:p>1792,04</text:p>
          </table:table-cell>
        </table:table-row>
        <table:table-row table:style-name="ro1">
          <table:table-cell office:value-type="float" office:value="897194.9916" calcext:value-type="float">
            <text:p>897194,9916</text:p>
          </table:table-cell>
          <table:table-cell office:value-type="float" office:value="3247.8" calcext:value-type="float">
            <text:p>3247,8</text:p>
          </table:table-cell>
        </table:table-row>
        <table:table-row table:style-name="ro1">
          <table:table-cell office:value-type="float" office:value="192534.348" calcext:value-type="float">
            <text:p>192534,348</text:p>
          </table:table-cell>
          <table:table-cell office:value-type="float" office:value="4717.69" calcext:value-type="float">
            <text:p>4717,69</text:p>
          </table:table-cell>
        </table:table-row>
        <table:table-row table:style-name="ro1">
          <table:table-cell office:value-type="float" office:value="244536.866" calcext:value-type="float">
            <text:p>244536,866</text:p>
          </table:table-cell>
          <table:table-cell office:value-type="float" office:value="6576.39" calcext:value-type="float">
            <text:p>6576,39</text:p>
          </table:table-cell>
        </table:table-row>
        <table:table-row table:style-name="ro1">
          <table:table-cell office:value-type="float" office:value="331668.0938" calcext:value-type="float">
            <text:p>331668,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21.8478" calcext:value-type="float">
            <text:p>208121,8478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1">
          <table:table-cell office:value-type="float" office:value="518468.192" calcext:value-type="float">
            <text:p>518468,192</text:p>
          </table:table-cell>
          <table:table-cell office:value-type="float" office:value="729.63" calcext:value-type="float">
            <text:p>729,63</text:p>
          </table:table-cell>
        </table:table-row>
        <table:table-row table:style-name="ro1">
          <table:table-cell office:value-type="float" office:value="165712.8498" calcext:value-type="float">
            <text:p>165712,8498</text:p>
          </table:table-cell>
          <table:table-cell office:value-type="float" office:value="1174.54" calcext:value-type="float">
            <text:p>1174,54</text:p>
          </table:table-cell>
        </table:table-row>
        <table:table-row table:style-name="ro1">
          <table:table-cell office:value-type="float" office:value="19114.16914" calcext:value-type="float">
            <text:p>19114,16914</text:p>
          </table:table-cell>
          <table:table-cell office:value-type="float" office:value="1474.12" calcext:value-type="float">
            <text:p>1474,12</text:p>
          </table:table-cell>
        </table:table-row>
        <table:table-row table:style-name="ro1">
          <table:table-cell office:value-type="float" office:value="9881690.331" calcext:value-type="float">
            <text:p>9881690,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747.135" calcext:value-type="float">
            <text:p>2290747,135</text:p>
          </table:table-cell>
          <table:table-cell office:value-type="float" office:value="1858.2" calcext:value-type="float">
            <text:p>1858,2</text:p>
          </table:table-cell>
        </table:table-row>
        <table:table-row table:style-name="ro1">
          <table:table-cell office:value-type="float" office:value="2901521.563" calcext:value-type="float">
            <text:p>2901521,563</text:p>
          </table:table-cell>
          <table:table-cell office:value-type="float" office:value="3366.79" calcext:value-type="float">
            <text:p>3366,79</text:p>
          </table:table-cell>
        </table:table-row>
        <table:table-row table:style-name="ro1">
          <table:table-cell office:value-type="float" office:value="1460194.349" calcext:value-type="float">
            <text:p>1460194,349</text:p>
          </table:table-cell>
          <table:table-cell office:value-type="float" office:value="4892.52" calcext:value-type="float">
            <text:p>4892,52</text:p>
          </table:table-cell>
        </table:table-row>
        <table:table-row table:style-name="ro1">
          <table:table-cell office:value-type="float" office:value="476936.681" calcext:value-type="float">
            <text:p>476936,681</text:p>
          </table:table-cell>
          <table:table-cell office:value-type="float" office:value="6825.32" calcext:value-type="float">
            <text:p>6825,32</text:p>
          </table:table-cell>
        </table:table-row>
        <table:table-row table:style-name="ro1">
          <table:table-cell office:value-type="float" office:value="6673291.629" calcext:value-type="float">
            <text:p>6673291,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5948.65" calcext:value-type="float">
            <text:p>3965948,65</text:p>
          </table:table-cell>
          <table:table-cell office:value-type="float" office:value="1858.22" calcext:value-type="float">
            <text:p>1858,22</text:p>
          </table:table-cell>
        </table:table-row>
        <table:table-row table:style-name="ro1">
          <table:table-cell office:value-type="float" office:value="1499508.553" calcext:value-type="float">
            <text:p>1499508,553</text:p>
          </table:table-cell>
          <table:table-cell office:value-type="float" office:value="3365.98" calcext:value-type="float">
            <text:p>3365,98</text:p>
          </table:table-cell>
        </table:table-row>
        <table:table-row table:style-name="ro1">
          <table:table-cell office:value-type="float" office:value="3167460.609" calcext:value-type="float">
            <text:p>3167460,609</text:p>
          </table:table-cell>
          <table:table-cell office:value-type="float" office:value="4890.09" calcext:value-type="float">
            <text:p>4890,09</text:p>
          </table:table-cell>
        </table:table-row>
        <table:table-row table:style-name="ro1">
          <table:table-cell office:value-type="float" office:value="648179.3372" calcext:value-type="float">
            <text:p>648179,3372</text:p>
          </table:table-cell>
          <table:table-cell office:value-type="float" office:value="6819.07" calcext:value-type="float">
            <text:p>6819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08:49:59.601414462</meta:creation-date>
    <dc:date>2024-12-23T13:27:39.067761104</dc:date>
    <meta:editing-duration>PT2H20M8S</meta:editing-duration>
    <meta:editing-cycles>1</meta:editing-cycles>
    <meta:document-statistic meta:table-count="5" meta:cell-count="611" meta:object-count="6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52cm" style:legend-expansion="high" chart:style-name="ch2"/>
        <chart:plot-area chart:style-name="ch3" table:cell-range-address="M597T1385.A2:M597T1385.B51" svg:x="0.32cm" svg:y="0.18cm" svg:width="13.017cm" svg:height="8.64cm">
          <chart:coordinate-region svg:x="2.079cm" svg:y="0.38cm" svg:width="11.258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597T1385.A2:M597T1385.A51" chart:class="chart:bar">
            <chart:data-point chart:repeated="50"/>
          </chart:series>
          <chart:series chart:style-name="ch8" chart:values-cell-range-address="M597T1385.B2:M597T1385.B5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6574.5668">
                <text:p>636574.5668</text:p>
                <draw:g>
                  <svg:desc>M597T1385.A2:M597T1385.A51</svg:desc>
                </draw:g>
              </table:table-cell>
              <table:table-cell office:value-type="float" office:value="0">
                <text:p>0</text:p>
                <draw:g>
                  <svg:desc>M597T1385.B2:M597T1385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017.0021">
                <text:p>112017.0021</text:p>
              </table:table-cell>
              <table:table-cell office:value-type="float" office:value="886.48">
                <text:p>88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066.147">
                <text:p>1032066.147</text:p>
              </table:table-cell>
              <table:table-cell office:value-type="float" office:value="1421.28">
                <text:p>142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8943.231">
                <text:p>1398943.231</text:p>
              </table:table-cell>
              <table:table-cell office:value-type="float" office:value="2139.78">
                <text:p>213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77007.428">
                <text:p>7577007.428</text:p>
              </table:table-cell>
              <table:table-cell office:value-type="float" office:value="2865.6">
                <text:p>28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9684.755">
                <text:p>929684.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3150.0968">
                <text:p>493150.0968</text:p>
              </table:table-cell>
              <table:table-cell office:value-type="float" office:value="715.54">
                <text:p>71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3445.1962">
                <text:p>753445.1962</text:p>
              </table:table-cell>
              <table:table-cell office:value-type="float" office:value="1444.6">
                <text:p>144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4920.827">
                <text:p>3024920.827</text:p>
              </table:table-cell>
              <table:table-cell office:value-type="float" office:value="2182.44">
                <text:p>218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86075.21">
                <text:p>17986075.21</text:p>
              </table:table-cell>
              <table:table-cell office:value-type="float" office:value="3114.87">
                <text:p>3114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530.3313">
                <text:p>206530.3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373.7772">
                <text:p>132373.7772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720.8955">
                <text:p>233720.8955</text:p>
              </table:table-cell>
              <table:table-cell office:value-type="float" office:value="426.03">
                <text:p>426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863.64703">
                <text:p>58863.64703</text:p>
              </table:table-cell>
              <table:table-cell office:value-type="float" office:value="569.44">
                <text:p>569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2620.661">
                <text:p>632620.661</text:p>
              </table:table-cell>
              <table:table-cell office:value-type="float" office:value="858.45">
                <text:p>85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3993.5576">
                <text:p>473993.5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998.0264">
                <text:p>157998.0264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380.7899">
                <text:p>361380.7899</text:p>
              </table:table-cell>
              <table:table-cell office:value-type="float" office:value="426.14">
                <text:p>426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417.4189">
                <text:p>194417.4189</text:p>
              </table:table-cell>
              <table:table-cell office:value-type="float" office:value="569.6">
                <text:p>5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1891.6342">
                <text:p>321891.6342</text:p>
              </table:table-cell>
              <table:table-cell office:value-type="float" office:value="858.66">
                <text:p>85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05868.762">
                <text:p>3805868.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3177.726">
                <text:p>1093177.726</text:p>
              </table:table-cell>
              <table:table-cell office:value-type="float" office:value="1835.25">
                <text:p>18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64429.152">
                <text:p>9564429.152</text:p>
              </table:table-cell>
              <table:table-cell office:value-type="float" office:value="3324.01">
                <text:p>3324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21705.42">
                <text:p>12721705.42</text:p>
              </table:table-cell>
              <table:table-cell office:value-type="float" office:value="4828.39">
                <text:p>482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56653.48">
                <text:p>6356653.48</text:p>
              </table:table-cell>
              <table:table-cell office:value-type="float" office:value="6348.39">
                <text:p>6348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5536.397">
                <text:p>1205536.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9890.339">
                <text:p>2979890.339</text:p>
              </table:table-cell>
              <table:table-cell office:value-type="float" office:value="1840.58">
                <text:p>1840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72655.187">
                <text:p>6172655.187</text:p>
              </table:table-cell>
              <table:table-cell office:value-type="float" office:value="3335.25">
                <text:p>33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08353.75">
                <text:p>14308353.75</text:p>
              </table:table-cell>
              <table:table-cell office:value-type="float" office:value="4847.32">
                <text:p>484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37303.387">
                <text:p>6237303.387</text:p>
              </table:table-cell>
              <table:table-cell office:value-type="float" office:value="6377.29">
                <text:p>6377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493.073">
                <text:p>1600493.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3811.0011">
                <text:p>913811.0011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12256.666">
                <text:p>2512256.666</text:p>
              </table:table-cell>
              <table:table-cell office:value-type="float" office:value="3247.8">
                <text:p>324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17406.191">
                <text:p>7117406.191</text:p>
              </table:table-cell>
              <table:table-cell office:value-type="float" office:value="4717.69">
                <text:p>471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2503.144">
                <text:p>3492503.144</text:p>
              </table:table-cell>
              <table:table-cell office:value-type="float" office:value="6576.39">
                <text:p>657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402.00609">
                <text:p>93402.0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062.97136">
                <text:p>81062.97136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647.2481">
                <text:p>272647.2481</text:p>
              </table:table-cell>
              <table:table-cell office:value-type="float" office:value="729.63">
                <text:p>729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87386.268">
                <text:p>2287386.268</text:p>
              </table:table-cell>
              <table:table-cell office:value-type="float" office:value="1174.54">
                <text:p>117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5434.07">
                <text:p>7485434.07</text:p>
              </table:table-cell>
              <table:table-cell office:value-type="float" office:value="1474.12">
                <text:p>147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2421.853">
                <text:p>1722421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3754.573">
                <text:p>1603754.573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8643.938">
                <text:p>1748643.938</text:p>
              </table:table-cell>
              <table:table-cell office:value-type="float" office:value="3366.79">
                <text:p>336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49248.489">
                <text:p>6949248.489</text:p>
              </table:table-cell>
              <table:table-cell office:value-type="float" office:value="4892.52">
                <text:p>4892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53782.34">
                <text:p>18853782.34</text:p>
              </table:table-cell>
              <table:table-cell office:value-type="float" office:value="6825.32">
                <text:p>6825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6613.5118">
                <text:p>606613.5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9956.5729">
                <text:p>929956.5729</text:p>
              </table:table-cell>
              <table:table-cell office:value-type="float" office:value="1858.22">
                <text:p>1858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07049.025">
                <text:p>3207049.025</text:p>
              </table:table-cell>
              <table:table-cell office:value-type="float" office:value="3365.98">
                <text:p>3365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87779.775">
                <text:p>6487779.775</text:p>
              </table:table-cell>
              <table:table-cell office:value-type="float" office:value="4890.09">
                <text:p>489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368075.93">
                <text:p>19368075.93</text:p>
              </table:table-cell>
              <table:table-cell office:value-type="float" office:value="6819.07">
                <text:p>6819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19cm" svg:y="3.952cm" style:legend-expansion="high" chart:style-name="ch2"/>
        <chart:plot-area chart:style-name="ch3" table:cell-range-address="Feuille2.A1:Feuille2.B51" chart:data-source-has-labels="row" svg:x="0.32cm" svg:y="0.18cm" svg:width="12.779cm" svg:height="8.64cm">
          <chart:coordinate-region svg:x="1.894cm" svg:y="0.379cm" svg:width="11.20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A2:Feuille2.A51" chart:label-cell-address="Feuille2.A1:Feuille2.A1" chart:class="chart:bar">
            <chart:data-point chart:repeated="50"/>
          </chart:series>
          <chart:series chart:style-name="ch8" chart:values-cell-range-address="Feuille2.B2:Feuille2.B51" chart:label-cell-address="Feuille2.B1:Feuille2.B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607T2483</text:p>
                <draw:g>
                  <svg:desc>Feuille2.A1:Feuille2.A1</svg:desc>
                </draw:g>
              </table:table-cell>
              <table:table-cell office:value-type="string">
                <text:p>Y</text:p>
                <draw:g>
                  <svg:desc>Feuille2.B1:Feuille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9700.815">
                <text:p>1589700.815</text:p>
                <draw:g>
                  <svg:desc>Feuille2.A2:Feuille2.A51</svg:desc>
                </draw:g>
              </table:table-cell>
              <table:table-cell office:value-type="float" office:value="0">
                <text:p>0</text:p>
                <draw:g>
                  <svg:desc>Feuille2.B2:Feuille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8923.584">
                <text:p>1568923.584</text:p>
              </table:table-cell>
              <table:table-cell office:value-type="float" office:value="886.48">
                <text:p>88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4356.2818">
                <text:p>824356.2818</text:p>
              </table:table-cell>
              <table:table-cell office:value-type="float" office:value="1421.28">
                <text:p>142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4380.904">
                <text:p>1814380.904</text:p>
              </table:table-cell>
              <table:table-cell office:value-type="float" office:value="2139.78">
                <text:p>213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5035.229">
                <text:p>1455035.229</text:p>
              </table:table-cell>
              <table:table-cell office:value-type="float" office:value="2865.6">
                <text:p>28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9518.31">
                <text:p>1809518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0060.767">
                <text:p>2360060.767</text:p>
              </table:table-cell>
              <table:table-cell office:value-type="float" office:value="715.54">
                <text:p>71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1731.221">
                <text:p>2531731.221</text:p>
              </table:table-cell>
              <table:table-cell office:value-type="float" office:value="1444.6">
                <text:p>144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9545.035">
                <text:p>1179545.035</text:p>
              </table:table-cell>
              <table:table-cell office:value-type="float" office:value="2182.44">
                <text:p>218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2337.454">
                <text:p>2122337.454</text:p>
              </table:table-cell>
              <table:table-cell office:value-type="float" office:value="3114.87">
                <text:p>3114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1544.8498">
                <text:p>631544.8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8558.1">
                <text:p>1248558.1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8363.266">
                <text:p>2308363.266</text:p>
              </table:table-cell>
              <table:table-cell office:value-type="float" office:value="426.03">
                <text:p>426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6497.2194">
                <text:p>866497.2194</text:p>
              </table:table-cell>
              <table:table-cell office:value-type="float" office:value="569.44">
                <text:p>569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4644.285">
                <text:p>2434644.285</text:p>
              </table:table-cell>
              <table:table-cell office:value-type="float" office:value="858.45">
                <text:p>85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0429.337">
                <text:p>1840429.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9364.425">
                <text:p>1969364.425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4192.849">
                <text:p>1784192.849</text:p>
              </table:table-cell>
              <table:table-cell office:value-type="float" office:value="426.14">
                <text:p>426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6485.088">
                <text:p>2316485.088</text:p>
              </table:table-cell>
              <table:table-cell office:value-type="float" office:value="569.6">
                <text:p>5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1450.883">
                <text:p>1631450.883</text:p>
              </table:table-cell>
              <table:table-cell office:value-type="float" office:value="858.66">
                <text:p>85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8794.603">
                <text:p>1848794.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2177.1965">
                <text:p>852177.1965</text:p>
              </table:table-cell>
              <table:table-cell office:value-type="float" office:value="1835.25">
                <text:p>18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0495.667">
                <text:p>1230495.667</text:p>
              </table:table-cell>
              <table:table-cell office:value-type="float" office:value="3324.01">
                <text:p>3324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2513.77">
                <text:p>1952513.77</text:p>
              </table:table-cell>
              <table:table-cell office:value-type="float" office:value="4828.39">
                <text:p>482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5684.757">
                <text:p>1085684.757</text:p>
              </table:table-cell>
              <table:table-cell office:value-type="float" office:value="6348.39">
                <text:p>6348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5344.653">
                <text:p>2225344.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6660.908">
                <text:p>1386660.908</text:p>
              </table:table-cell>
              <table:table-cell office:value-type="float" office:value="1840.58">
                <text:p>1840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3521.364">
                <text:p>563521.364</text:p>
              </table:table-cell>
              <table:table-cell office:value-type="float" office:value="3335.25">
                <text:p>33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3601.659">
                <text:p>2263601.659</text:p>
              </table:table-cell>
              <table:table-cell office:value-type="float" office:value="4847.32">
                <text:p>484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0796.739">
                <text:p>2560796.739</text:p>
              </table:table-cell>
              <table:table-cell office:value-type="float" office:value="6377.29">
                <text:p>6377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5578.231">
                <text:p>1555578.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9692.759">
                <text:p>1979692.759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6800.357">
                <text:p>3776800.357</text:p>
              </table:table-cell>
              <table:table-cell office:value-type="float" office:value="3247.8">
                <text:p>324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9255.623">
                <text:p>1809255.623</text:p>
              </table:table-cell>
              <table:table-cell office:value-type="float" office:value="4717.69">
                <text:p>471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5494.217">
                <text:p>2145494.217</text:p>
              </table:table-cell>
              <table:table-cell office:value-type="float" office:value="6576.39">
                <text:p>657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6053.797">
                <text:p>1786053.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3862.196">
                <text:p>1123862.196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5183.201">
                <text:p>2125183.201</text:p>
              </table:table-cell>
              <table:table-cell office:value-type="float" office:value="729.63">
                <text:p>729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3594.566">
                <text:p>1173594.566</text:p>
              </table:table-cell>
              <table:table-cell office:value-type="float" office:value="1174.54">
                <text:p>117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3858.54">
                <text:p>1713858.54</text:p>
              </table:table-cell>
              <table:table-cell office:value-type="float" office:value="1474.12">
                <text:p>147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4150.827">
                <text:p>1944150.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25327.005">
                <text:p>2225327.005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6709.385">
                <text:p>2256709.385</text:p>
              </table:table-cell>
              <table:table-cell office:value-type="float" office:value="3366.79">
                <text:p>336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25863.993">
                <text:p>2125863.993</text:p>
              </table:table-cell>
              <table:table-cell office:value-type="float" office:value="4892.52">
                <text:p>4892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5762.547">
                <text:p>1835762.547</text:p>
              </table:table-cell>
              <table:table-cell office:value-type="float" office:value="6825.32">
                <text:p>6825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7006.061">
                <text:p>1267006.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5982.442">
                <text:p>3465982.442</text:p>
              </table:table-cell>
              <table:table-cell office:value-type="float" office:value="1858.22">
                <text:p>1858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8709.488">
                <text:p>1838709.488</text:p>
              </table:table-cell>
              <table:table-cell office:value-type="float" office:value="3365.98">
                <text:p>3365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3295.476">
                <text:p>1343295.476</text:p>
              </table:table-cell>
              <table:table-cell office:value-type="float" office:value="4890.09">
                <text:p>489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6068.85">
                <text:p>1076068.85</text:p>
              </table:table-cell>
              <table:table-cell office:value-type="float" office:value="6819.07">
                <text:p>6819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19cm" svg:y="3.952cm" style:legend-expansion="high" chart:style-name="ch2"/>
        <chart:plot-area chart:style-name="ch3" table:cell-range-address="M723T1320.A1:M723T1320.A51 M723T1320.D1:M723T1320.D51" chart:data-source-has-labels="row" svg:x="0.32cm" svg:y="0.18cm" svg:width="12.779cm" svg:height="8.64cm">
          <chart:coordinate-region svg:x="2.079cm" svg:y="0.38cm" svg:width="11.02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723T1320.A2:M723T1320.A51" chart:label-cell-address="M723T1320.A1:M723T1320.A1" chart:class="chart:bar">
            <chart:data-point chart:repeated="50"/>
          </chart:series>
          <chart:series chart:style-name="ch8" chart:values-cell-range-address="M723T1320.D2:M723T1320.D51" chart:label-cell-address="M723T1320.D1:M723T1320.D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723T1320</text:p>
                <draw:g>
                  <svg:desc>M723T1320.A1:M723T1320.A1</svg:desc>
                </draw:g>
              </table:table-cell>
              <table:table-cell office:value-type="string">
                <text:p>Y</text:p>
                <draw:g>
                  <svg:desc>M723T1320.D1:M723T132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540.58377">
                <text:p>97540.58377</text:p>
                <draw:g>
                  <svg:desc>M723T1320.A2:M723T1320.A51</svg:desc>
                </draw:g>
              </table:table-cell>
              <table:table-cell office:value-type="float" office:value="0">
                <text:p>0</text:p>
                <draw:g>
                  <svg:desc>M723T1320.D2:M723T132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1517.297">
                <text:p>1461517.297</text:p>
              </table:table-cell>
              <table:table-cell office:value-type="float" office:value="886.48">
                <text:p>88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54893.504">
                <text:p>5754893.504</text:p>
              </table:table-cell>
              <table:table-cell office:value-type="float" office:value="1421.28">
                <text:p>142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3311.417">
                <text:p>5303311.417</text:p>
              </table:table-cell>
              <table:table-cell office:value-type="float" office:value="2139.78">
                <text:p>213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69212.76">
                <text:p>11369212.76</text:p>
              </table:table-cell>
              <table:table-cell office:value-type="float" office:value="2865.6">
                <text:p>28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065.3896">
                <text:p>172065.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5744.019">
                <text:p>1545744.019</text:p>
              </table:table-cell>
              <table:table-cell office:value-type="float" office:value="715.54">
                <text:p>71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6160.09">
                <text:p>6136160.09</text:p>
              </table:table-cell>
              <table:table-cell office:value-type="float" office:value="1444.6">
                <text:p>144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26610.91">
                <text:p>7826610.91</text:p>
              </table:table-cell>
              <table:table-cell office:value-type="float" office:value="2182.44">
                <text:p>218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12896.18">
                <text:p>10612896.18</text:p>
              </table:table-cell>
              <table:table-cell office:value-type="float" office:value="3114.87">
                <text:p>3114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123.654">
                <text:p>109123.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51.92219">
                <text:p>52851.92219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500.4979">
                <text:p>92500.4979</text:p>
              </table:table-cell>
              <table:table-cell office:value-type="float" office:value="426.03">
                <text:p>426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69.44">
                <text:p>569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7132.7598">
                <text:p>367132.7598</text:p>
              </table:table-cell>
              <table:table-cell office:value-type="float" office:value="858.45">
                <text:p>85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146.3644">
                <text:p>127146.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98.49775">
                <text:p>20098.49775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6093.8102">
                <text:p>236093.8102</text:p>
              </table:table-cell>
              <table:table-cell office:value-type="float" office:value="426.14">
                <text:p>426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484.24">
                <text:p>112484.24</text:p>
              </table:table-cell>
              <table:table-cell office:value-type="float" office:value="569.6">
                <text:p>5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444.5337">
                <text:p>256444.5337</text:p>
              </table:table-cell>
              <table:table-cell office:value-type="float" office:value="858.66">
                <text:p>85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8956.8623">
                <text:p>318956.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82726.399">
                <text:p>4882726.399</text:p>
              </table:table-cell>
              <table:table-cell office:value-type="float" office:value="1835.25">
                <text:p>18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80294.217">
                <text:p>9680294.217</text:p>
              </table:table-cell>
              <table:table-cell office:value-type="float" office:value="3324.01">
                <text:p>3324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98820.076">
                <text:p>9798820.076</text:p>
              </table:table-cell>
              <table:table-cell office:value-type="float" office:value="4828.39">
                <text:p>482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8137.848">
                <text:p>1928137.848</text:p>
              </table:table-cell>
              <table:table-cell office:value-type="float" office:value="6348.39">
                <text:p>6348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172.6116">
                <text:p>194172.6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7528.925">
                <text:p>3967528.925</text:p>
              </table:table-cell>
              <table:table-cell office:value-type="float" office:value="1840.58">
                <text:p>1840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1282.219">
                <text:p>7501282.219</text:p>
              </table:table-cell>
              <table:table-cell office:value-type="float" office:value="3335.25">
                <text:p>33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37468.44">
                <text:p>8437468.44</text:p>
              </table:table-cell>
              <table:table-cell office:value-type="float" office:value="4847.32">
                <text:p>484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7706.37">
                <text:p>3647706.37</text:p>
              </table:table-cell>
              <table:table-cell office:value-type="float" office:value="6377.29">
                <text:p>6377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442.53838">
                <text:p>84442.53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30609.076">
                <text:p>3230609.076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2234.684">
                <text:p>2912234.684</text:p>
              </table:table-cell>
              <table:table-cell office:value-type="float" office:value="3247.8">
                <text:p>324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18789.924">
                <text:p>9318789.924</text:p>
              </table:table-cell>
              <table:table-cell office:value-type="float" office:value="4717.69">
                <text:p>471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28392.642">
                <text:p>4528392.642</text:p>
              </table:table-cell>
              <table:table-cell office:value-type="float" office:value="6576.39">
                <text:p>657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08.56231">
                <text:p>38208.5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351.93794">
                <text:p>74351.93794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241.76876">
                <text:p>30241.76876</text:p>
              </table:table-cell>
              <table:table-cell office:value-type="float" office:value="729.63">
                <text:p>729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3579.041">
                <text:p>503579.041</text:p>
              </table:table-cell>
              <table:table-cell office:value-type="float" office:value="1174.54">
                <text:p>117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1437.164">
                <text:p>1501437.164</text:p>
              </table:table-cell>
              <table:table-cell office:value-type="float" office:value="1474.12">
                <text:p>147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4371.9599">
                <text:p>174371.9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5812.1">
                <text:p>1055812.1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30661.796">
                <text:p>1530661.796</text:p>
              </table:table-cell>
              <table:table-cell office:value-type="float" office:value="3366.79">
                <text:p>336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93684.136">
                <text:p>3593684.136</text:p>
              </table:table-cell>
              <table:table-cell office:value-type="float" office:value="4892.52">
                <text:p>4892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09849.565">
                <text:p>8109849.565</text:p>
              </table:table-cell>
              <table:table-cell office:value-type="float" office:value="6825.32">
                <text:p>6825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6424.5306">
                <text:p>236424.5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1605.8766">
                <text:p>931605.8766</text:p>
              </table:table-cell>
              <table:table-cell office:value-type="float" office:value="1858.22">
                <text:p>1858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5583.353">
                <text:p>1865583.353</text:p>
              </table:table-cell>
              <table:table-cell office:value-type="float" office:value="3365.98">
                <text:p>3365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80713.532">
                <text:p>3580713.532</text:p>
              </table:table-cell>
              <table:table-cell office:value-type="float" office:value="4890.09">
                <text:p>489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54233.639">
                <text:p>8154233.639</text:p>
              </table:table-cell>
              <table:table-cell office:value-type="float" office:value="6819.07">
                <text:p>6819.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M723T989.A1:M723T989.B51" chart:data-source-has-labels="row" svg:x="0.32cm" svg:y="0.18cm" svg:width="12.965cm" svg:height="8.64cm">
          <chart:coordinate-region svg:x="2.079cm" svg:y="0.38cm" svg:width="11.206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723T989.A2:M723T989.A51" chart:label-cell-address="M723T989.A1:M723T989.A1" chart:class="chart:bar">
            <chart:data-point chart:repeated="50"/>
          </chart:series>
          <chart:series chart:style-name="ch8" chart:values-cell-range-address="M723T989.B2:M723T989.B51" chart:label-cell-address="M723T989.B1:M723T989.B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723T989</text:p>
                <draw:g>
                  <svg:desc>M723T989.A1:M723T989.A1</svg:desc>
                </draw:g>
              </table:table-cell>
              <table:table-cell office:value-type="string">
                <text:p>Y</text:p>
                <draw:g>
                  <svg:desc>M723T989.B1:M723T98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3769.542">
                <text:p>1263769.542</text:p>
                <draw:g>
                  <svg:desc>M723T989.A2:M723T989.A51</svg:desc>
                </draw:g>
              </table:table-cell>
              <table:table-cell office:value-type="float" office:value="0">
                <text:p>0</text:p>
                <draw:g>
                  <svg:desc>M723T989.B2:M723T989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5863.736">
                <text:p>1525863.736</text:p>
              </table:table-cell>
              <table:table-cell office:value-type="float" office:value="886.48">
                <text:p>88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74544.466">
                <text:p>6474544.466</text:p>
              </table:table-cell>
              <table:table-cell office:value-type="float" office:value="1421.28">
                <text:p>142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7178.994">
                <text:p>2877178.994</text:p>
              </table:table-cell>
              <table:table-cell office:value-type="float" office:value="2139.78">
                <text:p>213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93913.03">
                <text:p>16893913.03</text:p>
              </table:table-cell>
              <table:table-cell office:value-type="float" office:value="2865.6">
                <text:p>28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720.2891">
                <text:p>531720.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0429.781">
                <text:p>2580429.781</text:p>
              </table:table-cell>
              <table:table-cell office:value-type="float" office:value="715.54">
                <text:p>71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35414.98">
                <text:p>6035414.98</text:p>
              </table:table-cell>
              <table:table-cell office:value-type="float" office:value="1444.6">
                <text:p>144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84025.915">
                <text:p>8984025.915</text:p>
              </table:table-cell>
              <table:table-cell office:value-type="float" office:value="2182.44">
                <text:p>218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06966.83">
                <text:p>12906966.83</text:p>
              </table:table-cell>
              <table:table-cell office:value-type="float" office:value="3114.87">
                <text:p>3114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02.6971">
                <text:p>28202.6971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691.57948">
                <text:p>68691.57948</text:p>
              </table:table-cell>
              <table:table-cell office:value-type="float" office:value="426.03">
                <text:p>426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554.3902">
                <text:p>147554.3902</text:p>
              </table:table-cell>
              <table:table-cell office:value-type="float" office:value="569.44">
                <text:p>569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725.2909">
                <text:p>118725.2909</text:p>
              </table:table-cell>
              <table:table-cell office:value-type="float" office:value="858.45">
                <text:p>85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1284.3943">
                <text:p>341284.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397.29381">
                <text:p>73397.29381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404.8839">
                <text:p>159404.8839</text:p>
              </table:table-cell>
              <table:table-cell office:value-type="float" office:value="426.14">
                <text:p>426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177.0716">
                <text:p>106177.0716</text:p>
              </table:table-cell>
              <table:table-cell office:value-type="float" office:value="569.6">
                <text:p>5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4827.9579">
                <text:p>764827.9579</text:p>
              </table:table-cell>
              <table:table-cell office:value-type="float" office:value="858.66">
                <text:p>85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9793.0351">
                <text:p>729793.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0158.336">
                <text:p>3760158.336</text:p>
              </table:table-cell>
              <table:table-cell office:value-type="float" office:value="1835.25">
                <text:p>18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07489.738">
                <text:p>8607489.738</text:p>
              </table:table-cell>
              <table:table-cell office:value-type="float" office:value="3324.01">
                <text:p>3324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24807.893">
                <text:p>7224807.893</text:p>
              </table:table-cell>
              <table:table-cell office:value-type="float" office:value="4828.39">
                <text:p>482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71166.727">
                <text:p>6471166.727</text:p>
              </table:table-cell>
              <table:table-cell office:value-type="float" office:value="6348.39">
                <text:p>6348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299.7598">
                <text:p>160299.7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2065.319">
                <text:p>4132065.319</text:p>
              </table:table-cell>
              <table:table-cell office:value-type="float" office:value="1840.58">
                <text:p>1840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71326.865">
                <text:p>6671326.865</text:p>
              </table:table-cell>
              <table:table-cell office:value-type="float" office:value="3335.25">
                <text:p>33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54028.773">
                <text:p>8554028.773</text:p>
              </table:table-cell>
              <table:table-cell office:value-type="float" office:value="4847.32">
                <text:p>484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33393.735">
                <text:p>7333393.735</text:p>
              </table:table-cell>
              <table:table-cell office:value-type="float" office:value="6377.29">
                <text:p>6377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3781.1115">
                <text:p>223781.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69630.298">
                <text:p>2469630.298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2367.326">
                <text:p>2782367.326</text:p>
              </table:table-cell>
              <table:table-cell office:value-type="float" office:value="3247.8">
                <text:p>324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01046.057">
                <text:p>4101046.057</text:p>
              </table:table-cell>
              <table:table-cell office:value-type="float" office:value="4717.69">
                <text:p>471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63419.835">
                <text:p>4963419.835</text:p>
              </table:table-cell>
              <table:table-cell office:value-type="float" office:value="6576.39">
                <text:p>657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543.7684">
                <text:p>142543.7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287.6188">
                <text:p>129287.6188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956.10419">
                <text:p>65956.10419</text:p>
              </table:table-cell>
              <table:table-cell office:value-type="float" office:value="729.63">
                <text:p>729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633.5356">
                <text:p>285633.5356</text:p>
              </table:table-cell>
              <table:table-cell office:value-type="float" office:value="1174.54">
                <text:p>117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2734.1122">
                <text:p>902734.1122</text:p>
              </table:table-cell>
              <table:table-cell office:value-type="float" office:value="1474.12">
                <text:p>147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465.5658">
                <text:p>349465.5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4791.914">
                <text:p>2094791.914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43250.715">
                <text:p>2543250.715</text:p>
              </table:table-cell>
              <table:table-cell office:value-type="float" office:value="3366.79">
                <text:p>336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68315.602">
                <text:p>3768315.602</text:p>
              </table:table-cell>
              <table:table-cell office:value-type="float" office:value="4892.52">
                <text:p>4892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13154.49">
                <text:p>10613154.49</text:p>
              </table:table-cell>
              <table:table-cell office:value-type="float" office:value="6825.32">
                <text:p>6825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5345.7295">
                <text:p>315345.7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8341.005">
                <text:p>1928341.005</text:p>
              </table:table-cell>
              <table:table-cell office:value-type="float" office:value="1858.22">
                <text:p>1858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89123.915">
                <text:p>2089123.915</text:p>
              </table:table-cell>
              <table:table-cell office:value-type="float" office:value="3365.98">
                <text:p>3365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32321.765">
                <text:p>4332321.765</text:p>
              </table:table-cell>
              <table:table-cell office:value-type="float" office:value="4890.09">
                <text:p>489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58810.182">
                <text:p>7858810.182</text:p>
              </table:table-cell>
              <table:table-cell office:value-type="float" office:value="6819.07">
                <text:p>6819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952cm" style:legend-expansion="high" chart:style-name="ch2"/>
        <chart:plot-area chart:style-name="ch3" table:cell-range-address="M723T1320.C1:M723T1320.D51" chart:data-source-has-labels="row" svg:x="0.32cm" svg:y="0.18cm" svg:width="12.991cm" svg:height="8.64cm">
          <chart:coordinate-region svg:x="1.312cm" svg:y="0.379cm" svg:width="11.999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723T1320.C2:M723T1320.C51" chart:label-cell-address="M723T1320.C1:M723T1320.C1" chart:class="chart:bar">
            <chart:data-point chart:repeated="50"/>
          </chart:series>
          <chart:series chart:style-name="ch8" chart:values-cell-range-address="M723T1320.D2:M723T1320.D51" chart:label-cell-address="M723T1320.D1:M723T1320.D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723T1320.C1:M723T1320.C1</svg:desc>
                </draw:g>
              </table:table-cell>
              <table:table-cell office:value-type="string">
                <text:p>Y</text:p>
                <draw:g>
                  <svg:desc>M723T1320.D1:M723T132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5793612828827">
                <text:p>0.0085793612828827</text:p>
                <draw:g>
                  <svg:desc>M723T1320.C2:M723T1320.C51</svg:desc>
                </draw:g>
              </table:table-cell>
              <table:table-cell office:value-type="float" office:value="0">
                <text:p>0</text:p>
                <draw:g>
                  <svg:desc>M723T1320.D2:M723T1320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550439494106">
                <text:p>0.128550439494106</text:p>
              </table:table-cell>
              <table:table-cell office:value-type="float" office:value="886.48">
                <text:p>88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6182233148744">
                <text:p>0.506182233148744</text:p>
              </table:table-cell>
              <table:table-cell office:value-type="float" office:value="1421.28">
                <text:p>142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6462500874159">
                <text:p>0.466462500874159</text:p>
              </table:table-cell>
              <table:table-cell office:value-type="float" office:value="2139.78">
                <text:p>213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65.6">
                <text:p>28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1343275240106">
                <text:p>0.0151343275240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5958755599891">
                <text:p>0.135958755599891</text:p>
              </table:table-cell>
              <table:table-cell office:value-type="float" office:value="715.54">
                <text:p>71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9717236323406">
                <text:p>0.539717236323406</text:p>
              </table:table-cell>
              <table:table-cell office:value-type="float" office:value="1444.6">
                <text:p>144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8403944513745">
                <text:p>0.688403944513745</text:p>
              </table:table-cell>
              <table:table-cell office:value-type="float" office:value="2182.44">
                <text:p>218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3476785423444">
                <text:p>0.933476785423444</text:p>
              </table:table-cell>
              <table:table-cell office:value-type="float" office:value="3114.87">
                <text:p>3114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9817150963406">
                <text:p>0.00959817150963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64868793518822">
                <text:p>0.00464868793518822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1360512686896">
                <text:p>0.0081360512686896</text:p>
              </table:table-cell>
              <table:table-cell office:value-type="float" office:value="426.03">
                <text:p>426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69.44">
                <text:p>569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2918365193827">
                <text:p>0.0322918365193827</text:p>
              </table:table-cell>
              <table:table-cell office:value-type="float" office:value="858.45">
                <text:p>85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1833921208103">
                <text:p>0.0111833921208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76780030194456">
                <text:p>0.00176780030194456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07660649144189">
                <text:p>0.0207660649144189</text:p>
              </table:table-cell>
              <table:table-cell office:value-type="float" office:value="426.14">
                <text:p>426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89375802656718">
                <text:p>0.00989375802656718</text:p>
              </table:table-cell>
              <table:table-cell office:value-type="float" office:value="569.6">
                <text:p>5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5560501956865">
                <text:p>0.0225560501956865</text:p>
              </table:table-cell>
              <table:table-cell office:value-type="float" office:value="858.66">
                <text:p>85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0544369283138">
                <text:p>0.028054436928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9469172762671">
                <text:p>0.429469172762671</text:p>
              </table:table-cell>
              <table:table-cell office:value-type="float" office:value="1835.25">
                <text:p>18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1448066048858">
                <text:p>0.851448066048858</text:p>
              </table:table-cell>
              <table:table-cell office:value-type="float" office:value="3324.01">
                <text:p>3324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1873225776452">
                <text:p>0.861873225776452</text:p>
              </table:table-cell>
              <table:table-cell office:value-type="float" office:value="4828.39">
                <text:p>482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9592907504002">
                <text:p>0.169592907504002</text:p>
              </table:table-cell>
              <table:table-cell office:value-type="float" office:value="6348.39">
                <text:p>6348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07880885853">
                <text:p>0.01707880885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8971297200001">
                <text:p>0.348971297200001</text:p>
              </table:table-cell>
              <table:table-cell office:value-type="float" office:value="1840.58">
                <text:p>1840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9789061683458">
                <text:p>0.659789061683458</text:p>
              </table:table-cell>
              <table:table-cell office:value-type="float" office:value="3335.25">
                <text:p>33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213304105675">
                <text:p>0.74213304105675</text:p>
              </table:table-cell>
              <table:table-cell office:value-type="float" office:value="4847.32">
                <text:p>484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084071667949">
                <text:p>0.32084071667949</text:p>
              </table:table-cell>
              <table:table-cell office:value-type="float" office:value="6377.29">
                <text:p>6377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42729863206465">
                <text:p>0.00742729863206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4154157741349">
                <text:p>0.284154157741349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61509530586">
                <text:p>0.2561509530586</text:p>
              </table:table-cell>
              <table:table-cell office:value-type="float" office:value="3247.8">
                <text:p>324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651291669556">
                <text:p>0.819651291669556</text:p>
              </table:table-cell>
              <table:table-cell office:value-type="float" office:value="4717.69">
                <text:p>471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8303096053592">
                <text:p>0.398303096053592</text:p>
              </table:table-cell>
              <table:table-cell office:value-type="float" office:value="6576.39">
                <text:p>657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36070430878277">
                <text:p>0.00336070430878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53976132820651">
                <text:p>0.00653976132820651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65997034257278">
                <text:p>0.00265997034257278</text:p>
              </table:table-cell>
              <table:table-cell office:value-type="float" office:value="729.63">
                <text:p>729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2932199115605">
                <text:p>0.0442932199115605</text:p>
              </table:table-cell>
              <table:table-cell office:value-type="float" office:value="1174.54">
                <text:p>117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2061664751536">
                <text:p>0.132061664751536</text:p>
              </table:table-cell>
              <table:table-cell office:value-type="float" office:value="1474.12">
                <text:p>147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3372061532253">
                <text:p>0.015337206153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28658933813461">
                <text:p>0.0928658933813461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4632170961325">
                <text:p>0.134632170961325</text:p>
              </table:table-cell>
              <table:table-cell office:value-type="float" office:value="3366.79">
                <text:p>336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6089091818526">
                <text:p>0.316089091818526</text:p>
              </table:table-cell>
              <table:table-cell office:value-type="float" office:value="4892.52">
                <text:p>4892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3316720884376">
                <text:p>0.713316720884376</text:p>
              </table:table-cell>
              <table:table-cell office:value-type="float" office:value="6825.32">
                <text:p>6825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7951540349219">
                <text:p>0.020795154034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19411067648979">
                <text:p>0.0819411067648979</text:p>
              </table:table-cell>
              <table:table-cell office:value-type="float" office:value="1858.22">
                <text:p>1858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4090811948179">
                <text:p>0.164090811948179</text:p>
              </table:table-cell>
              <table:table-cell office:value-type="float" office:value="3365.98">
                <text:p>3365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4948238509348">
                <text:p>0.314948238509348</text:p>
              </table:table-cell>
              <table:table-cell office:value-type="float" office:value="4890.09">
                <text:p>489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17220603671771">
                <text:p>0.717220603671771</text:p>
              </table:table-cell>
              <table:table-cell office:value-type="float" office:value="6819.07">
                <text:p>6819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49cm" svg:height="12.273cm" xlink:href=".." xlink:type="simple" chart:class="chart:bar" chart:style-name="ch1">
        <chart:legend chart:legend-position="end" svg:x="20.768cm" svg:y="5.588cm" style:legend-expansion="high" chart:style-name="ch2"/>
        <chart:plot-area chart:style-name="ch3" table:cell-range-address="M731T1476.A1:M731T1476.B51" chart:data-source-has-labels="row" svg:x="0.466cm" svg:y="0.245cm" svg:width="19.836cm" svg:height="11.783cm">
          <chart:coordinate-region svg:x="2.225cm" svg:y="0.444cm" svg:width="18.077cm" svg:height="10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731T1476.A2:M731T1476.A51" chart:label-cell-address="M731T1476.A1:M731T1476.A1" chart:class="chart:bar">
            <chart:data-point chart:repeated="50"/>
          </chart:series>
          <chart:series chart:style-name="ch8" chart:values-cell-range-address="M731T1476.B2:M731T1476.B51" chart:label-cell-address="M731T1476.B1:M731T1476.B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731T1476</text:p>
                <draw:g>
                  <svg:desc>M731T1476.A1:M731T1476.A1</svg:desc>
                </draw:g>
              </table:table-cell>
              <table:table-cell office:value-type="string">
                <text:p>Y</text:p>
                <draw:g>
                  <svg:desc>M731T1476.B1:M731T147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18091.505">
                <text:p>2218091.505</text:p>
                <draw:g>
                  <svg:desc>M731T1476.A2:M731T1476.A51</svg:desc>
                </draw:g>
              </table:table-cell>
              <table:table-cell office:value-type="float" office:value="0">
                <text:p>0</text:p>
                <draw:g>
                  <svg:desc>M731T1476.B2:M731T1476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1460.973">
                <text:p>1601460.973</text:p>
              </table:table-cell>
              <table:table-cell office:value-type="float" office:value="886.48">
                <text:p>88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9769.562">
                <text:p>1229769.562</text:p>
              </table:table-cell>
              <table:table-cell office:value-type="float" office:value="1421.28">
                <text:p>142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826.4987">
                <text:p>355826.4987</text:p>
              </table:table-cell>
              <table:table-cell office:value-type="float" office:value="2139.78">
                <text:p>213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617.1965">
                <text:p>152617.1965</text:p>
              </table:table-cell>
              <table:table-cell office:value-type="float" office:value="2865.6">
                <text:p>28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7219.885">
                <text:p>2657219.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1892.864">
                <text:p>1041892.864</text:p>
              </table:table-cell>
              <table:table-cell office:value-type="float" office:value="715.54">
                <text:p>71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9894.2801">
                <text:p>909894.2801</text:p>
              </table:table-cell>
              <table:table-cell office:value-type="float" office:value="1444.6">
                <text:p>144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7719.8377">
                <text:p>737719.8377</text:p>
              </table:table-cell>
              <table:table-cell office:value-type="float" office:value="2182.44">
                <text:p>218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759.01663">
                <text:p>82759.01663</text:p>
              </table:table-cell>
              <table:table-cell office:value-type="float" office:value="3114.87">
                <text:p>3114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1174.3737">
                <text:p>621174.3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16.298">
                <text:p>165916.298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761.95">
                <text:p>170761.95</text:p>
              </table:table-cell>
              <table:table-cell office:value-type="float" office:value="426.03">
                <text:p>426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7476.2464">
                <text:p>527476.2464</text:p>
              </table:table-cell>
              <table:table-cell office:value-type="float" office:value="569.44">
                <text:p>569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855.4259">
                <text:p>220855.4259</text:p>
              </table:table-cell>
              <table:table-cell office:value-type="float" office:value="858.45">
                <text:p>85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434.0031">
                <text:p>340434.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1509.1555">
                <text:p>581509.1555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457.7177">
                <text:p>212457.7177</text:p>
              </table:table-cell>
              <table:table-cell office:value-type="float" office:value="426.14">
                <text:p>426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375.2618">
                <text:p>297375.2618</text:p>
              </table:table-cell>
              <table:table-cell office:value-type="float" office:value="569.6">
                <text:p>56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500.1052">
                <text:p>700500.1052</text:p>
              </table:table-cell>
              <table:table-cell office:value-type="float" office:value="858.66">
                <text:p>85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13595.537">
                <text:p>3513595.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5164.545">
                <text:p>805164.545</text:p>
              </table:table-cell>
              <table:table-cell office:value-type="float" office:value="1835.25">
                <text:p>18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1387.344">
                <text:p>1711387.344</text:p>
              </table:table-cell>
              <table:table-cell office:value-type="float" office:value="3324.01">
                <text:p>3324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534.6066">
                <text:p>166534.6066</text:p>
              </table:table-cell>
              <table:table-cell office:value-type="float" office:value="4828.39">
                <text:p>482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56.4545">
                <text:p>320056.4545</text:p>
              </table:table-cell>
              <table:table-cell office:value-type="float" office:value="6348.39">
                <text:p>6348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259.269">
                <text:p>3745259.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877.1931">
                <text:p>240877.1931</text:p>
              </table:table-cell>
              <table:table-cell office:value-type="float" office:value="1840.58">
                <text:p>1840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1101.019">
                <text:p>1281101.019</text:p>
              </table:table-cell>
              <table:table-cell office:value-type="float" office:value="3335.25">
                <text:p>33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117.2037">
                <text:p>118117.2037</text:p>
              </table:table-cell>
              <table:table-cell office:value-type="float" office:value="4847.32">
                <text:p>484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286.5835">
                <text:p>109286.5835</text:p>
              </table:table-cell>
              <table:table-cell office:value-type="float" office:value="6377.29">
                <text:p>6377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13858.471">
                <text:p>4113858.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7726.04">
                <text:p>1647726.04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7194.9916">
                <text:p>897194.9916</text:p>
              </table:table-cell>
              <table:table-cell office:value-type="float" office:value="3247.8">
                <text:p>324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534.348">
                <text:p>192534.348</text:p>
              </table:table-cell>
              <table:table-cell office:value-type="float" office:value="4717.69">
                <text:p>471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4536.866">
                <text:p>244536.866</text:p>
              </table:table-cell>
              <table:table-cell office:value-type="float" office:value="6576.39">
                <text:p>657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668.0938">
                <text:p>331668.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121.8478">
                <text:p>208121.8478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468.192">
                <text:p>518468.192</text:p>
              </table:table-cell>
              <table:table-cell office:value-type="float" office:value="729.63">
                <text:p>729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712.8498">
                <text:p>165712.8498</text:p>
              </table:table-cell>
              <table:table-cell office:value-type="float" office:value="1174.54">
                <text:p>117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14.16914">
                <text:p>19114.16914</text:p>
              </table:table-cell>
              <table:table-cell office:value-type="float" office:value="1474.12">
                <text:p>147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81690.331">
                <text:p>9881690.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90747.135">
                <text:p>2290747.135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01521.563">
                <text:p>2901521.563</text:p>
              </table:table-cell>
              <table:table-cell office:value-type="float" office:value="3366.79">
                <text:p>336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0194.349">
                <text:p>1460194.349</text:p>
              </table:table-cell>
              <table:table-cell office:value-type="float" office:value="4892.52">
                <text:p>4892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6936.681">
                <text:p>476936.681</text:p>
              </table:table-cell>
              <table:table-cell office:value-type="float" office:value="6825.32">
                <text:p>6825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73291.629">
                <text:p>6673291.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5948.65">
                <text:p>3965948.65</text:p>
              </table:table-cell>
              <table:table-cell office:value-type="float" office:value="1858.22">
                <text:p>1858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9508.553">
                <text:p>1499508.553</text:p>
              </table:table-cell>
              <table:table-cell office:value-type="float" office:value="3365.98">
                <text:p>3365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67460.609">
                <text:p>3167460.609</text:p>
              </table:table-cell>
              <table:table-cell office:value-type="float" office:value="4890.09">
                <text:p>489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8179.3372">
                <text:p>648179.3372</text:p>
              </table:table-cell>
              <table:table-cell office:value-type="float" office:value="6819.07">
                <text:p>6819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